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/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i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atility</text:p>
          </table:table-cell>
        </table:table-row>
        <table:table-row table:style-name="ro1">
          <table:table-cell table:style-name="ce1" office:value-type="string" calcext:value-type="string">
            <text:p>BTC/USD-VOLEX</text:p>
          </table:table-cell>
          <table:table-cell office:value-type="string" calcext:value-type="string">
            <text:p>65.4873</text:p>
          </table:table-cell>
          <table:table-cell table:formula="of:=SUBSTITUTE([.B2]; &quot;%&quot;; &quot;&quot;)" office:value-type="string" office:string-value="65.4873" calcext:value-type="string">
            <text:p>65.4873</text:p>
          </table:table-cell>
        </table:table-row>
        <table:table-row table:style-name="ro1">
          <table:table-cell table:style-name="ce1" office:value-type="string" calcext:value-type="string">
            <text:p>ETH/USD-VOLEX</text:p>
          </table:table-cell>
          <table:table-cell office:value-type="string" calcext:value-type="string">
            <text:p>108.3592%</text:p>
          </table:table-cell>
          <table:table-cell table:formula="of:=SUBSTITUTE([.B3]; &quot;%&quot;; &quot;&quot;)" office:value-type="string" office:string-value="108.3592" calcext:value-type="string">
            <text:p>108.3592</text:p>
          </table:table-cell>
        </table:table-row>
        <table:table-row table:style-name="ro1">
          <table:table-cell office:value-type="string" calcext:value-type="string">
            <text:p>ETH/BTC-VOLEX</text:p>
          </table:table-cell>
          <table:table-cell office:value-type="string" calcext:value-type="string">
            <text:p>59.3487%</text:p>
          </table:table-cell>
          <table:table-cell table:formula="of:=SUBSTITUTE([.B4]; &quot;%&quot;; &quot;&quot;)" office:value-type="string" office:string-value="59.3487" calcext:value-type="string">
            <text:p>59.3487</text:p>
          </table:table-cell>
        </table:table-row>
        <table:table-row table:style-name="ro1">
          <table:table-cell table:style-name="ce1" office:value-type="string" calcext:value-type="string">
            <text:p>EOS/USD-VOLEX</text:p>
          </table:table-cell>
          <table:table-cell office:value-type="string" calcext:value-type="string">
            <text:p>189.2001%</text:p>
          </table:table-cell>
          <table:table-cell table:formula="of:=SUBSTITUTE([.B5]; &quot;%&quot;; &quot;&quot;)" office:value-type="string" office:string-value="189.2001" calcext:value-type="string">
            <text:p>189.2001</text:p>
          </table:table-cell>
        </table:table-row>
        <table:table-row table:style-name="ro1">
          <table:table-cell office:value-type="string" calcext:value-type="string">
            <text:p>EOS/BTC-VOLEX</text:p>
          </table:table-cell>
          <table:table-cell office:value-type="string" calcext:value-type="string">
            <text:p>147.1425%</text:p>
          </table:table-cell>
          <table:table-cell table:formula="of:=SUBSTITUTE([.B6]; &quot;%&quot;; &quot;&quot;)" office:value-type="string" office:string-value="147.1425" calcext:value-type="string">
            <text:p>147.1425</text:p>
          </table:table-cell>
        </table:table-row>
        <table:table-row table:style-name="ro1">
          <table:table-cell office:value-type="string" calcext:value-type="string">
            <text:p>EOS/ETH-VOLEX</text:p>
          </table:table-cell>
          <table:table-cell office:value-type="string" calcext:value-type="string">
            <text:p>128.7983%</text:p>
          </table:table-cell>
          <table:table-cell table:formula="of:=SUBSTITUTE([.B7]; &quot;%&quot;; &quot;&quot;)" office:value-type="string" office:string-value="128.7983" calcext:value-type="string">
            <text:p>128.7983</text:p>
          </table:table-cell>
        </table:table-row>
        <table:table-row table:style-name="ro1">
          <table:table-cell table:style-name="ce1" office:value-type="string" calcext:value-type="string">
            <text:p>LTC/USD-VOLEX</text:p>
          </table:table-cell>
          <table:table-cell office:value-type="string" calcext:value-type="string">
            <text:p>105.6062%</text:p>
          </table:table-cell>
          <table:table-cell table:formula="of:=SUBSTITUTE([.B8]; &quot;%&quot;; &quot;&quot;)" office:value-type="string" office:string-value="105.6062" calcext:value-type="string">
            <text:p>105.6062</text:p>
          </table:table-cell>
        </table:table-row>
        <table:table-row table:style-name="ro1">
          <table:table-cell office:value-type="string" calcext:value-type="string">
            <text:p>LTC/BTC-VOLEX</text:p>
          </table:table-cell>
          <table:table-cell office:value-type="string" calcext:value-type="string">
            <text:p>53.6009%</text:p>
          </table:table-cell>
          <table:table-cell table:formula="of:=SUBSTITUTE([.B9]; &quot;%&quot;; &quot;&quot;)" office:value-type="string" office:string-value="53.6009" calcext:value-type="string">
            <text:p>53.6009</text:p>
          </table:table-cell>
        </table:table-row>
        <table:table-row table:style-name="ro1">
          <table:table-cell table:style-name="ce1" office:value-type="string" calcext:value-type="string">
            <text:p>XRP/USD-VOLEX</text:p>
          </table:table-cell>
          <table:table-cell office:value-type="string" calcext:value-type="string">
            <text:p>140.7986%</text:p>
          </table:table-cell>
          <table:table-cell table:formula="of:=SUBSTITUTE([.B10]; &quot;%&quot;; &quot;&quot;)" office:value-type="string" office:string-value="140.7986" calcext:value-type="string">
            <text:p>140.7986</text:p>
          </table:table-cell>
        </table:table-row>
        <table:table-row table:style-name="ro1">
          <table:table-cell office:value-type="string" calcext:value-type="string">
            <text:p>XRP/BTC-VOLEX</text:p>
          </table:table-cell>
          <table:table-cell office:value-type="string" calcext:value-type="string">
            <text:p>95.2716%</text:p>
          </table:table-cell>
          <table:table-cell table:formula="of:=SUBSTITUTE([.B11]; &quot;%&quot;; &quot;&quot;)" office:value-type="string" office:string-value="95.2716" calcext:value-type="string">
            <text:p>95.2716</text:p>
          </table:table-cell>
        </table:table-row>
        <table:table-row table:style-name="ro1">
          <table:table-cell table:style-name="ce1" office:value-type="string" calcext:value-type="string">
            <text:p>BCH/USD-VOLEX</text:p>
          </table:table-cell>
          <table:table-cell office:value-type="string" calcext:value-type="string">
            <text:p>159.6317%</text:p>
          </table:table-cell>
          <table:table-cell table:formula="of:=SUBSTITUTE([.B12]; &quot;%&quot;; &quot;&quot;)" office:value-type="string" office:string-value="159.6317" calcext:value-type="string">
            <text:p>159.6317</text:p>
          </table:table-cell>
        </table:table-row>
        <table:table-row table:style-name="ro1">
          <table:table-cell office:value-type="string" calcext:value-type="string">
            <text:p>BCH/BTC-VOLEX</text:p>
          </table:table-cell>
          <table:table-cell office:value-type="string" calcext:value-type="string">
            <text:p>109.9036%</text:p>
          </table:table-cell>
          <table:table-cell table:formula="of:=SUBSTITUTE([.B13]; &quot;%&quot;; &quot;&quot;)" office:value-type="string" office:string-value="109.9036" calcext:value-type="string">
            <text:p>109.9036</text:p>
          </table:table-cell>
        </table:table-row>
        <table:table-row table:style-name="ro1">
          <table:table-cell office:value-type="string" calcext:value-type="string">
            <text:p>BCH/ETH-VOLEX</text:p>
          </table:table-cell>
          <table:table-cell office:value-type="string" calcext:value-type="string">
            <text:p>85.6392%</text:p>
          </table:table-cell>
          <table:table-cell table:formula="of:=SUBSTITUTE([.B14]; &quot;%&quot;; &quot;&quot;)" office:value-type="string" office:string-value="85.6392" calcext:value-type="string">
            <text:p>85.6392</text:p>
          </table:table-cell>
        </table:table-row>
        <table:table-row table:style-name="ro1">
          <table:table-cell table:style-name="ce1" office:value-type="string" calcext:value-type="string">
            <text:p>IOTA/USD-VOLEX</text:p>
          </table:table-cell>
          <table:table-cell office:value-type="string" calcext:value-type="string">
            <text:p>172.6234%</text:p>
          </table:table-cell>
          <table:table-cell table:formula="of:=SUBSTITUTE([.B15]; &quot;%&quot;; &quot;&quot;)" office:value-type="string" office:string-value="172.6234" calcext:value-type="string">
            <text:p>172.6234</text:p>
          </table:table-cell>
        </table:table-row>
        <table:table-row table:style-name="ro1">
          <table:table-cell office:value-type="string" calcext:value-type="string">
            <text:p>IOTA/BTC-VOLEX</text:p>
          </table:table-cell>
          <table:table-cell office:value-type="string" calcext:value-type="string">
            <text:p>126.4784%</text:p>
          </table:table-cell>
          <table:table-cell table:formula="of:=SUBSTITUTE([.B16]; &quot;%&quot;; &quot;&quot;)" office:value-type="string" office:string-value="126.4784" calcext:value-type="string">
            <text:p>126.4784</text:p>
          </table:table-cell>
        </table:table-row>
        <table:table-row table:style-name="ro1">
          <table:table-cell office:value-type="string" calcext:value-type="string">
            <text:p>IOTA/ETH-VOLEX</text:p>
          </table:table-cell>
          <table:table-cell office:value-type="string" calcext:value-type="string">
            <text:p>116.0792%</text:p>
          </table:table-cell>
          <table:table-cell table:formula="of:=SUBSTITUTE([.B17]; &quot;%&quot;; &quot;&quot;)" office:value-type="string" office:string-value="116.0792" calcext:value-type="string">
            <text:p>116.0792</text:p>
          </table:table-cell>
        </table:table-row>
        <table:table-row table:style-name="ro1">
          <table:table-cell table:style-name="ce1" office:value-type="string" calcext:value-type="string">
            <text:p>NEO/USD-VOLEX</text:p>
          </table:table-cell>
          <table:table-cell office:value-type="string" calcext:value-type="string">
            <text:p>146.4543%</text:p>
          </table:table-cell>
          <table:table-cell table:formula="of:=SUBSTITUTE([.B18]; &quot;%&quot;; &quot;&quot;)" office:value-type="string" office:string-value="146.4543" calcext:value-type="string">
            <text:p>146.4543</text:p>
          </table:table-cell>
        </table:table-row>
        <table:table-row table:style-name="ro1">
          <table:table-cell office:value-type="string" calcext:value-type="string">
            <text:p>NEO/BTC-VOLEX</text:p>
          </table:table-cell>
          <table:table-cell office:value-type="string" calcext:value-type="string">
            <text:p>95.0971%</text:p>
          </table:table-cell>
          <table:table-cell table:formula="of:=SUBSTITUTE([.B19]; &quot;%&quot;; &quot;&quot;)" office:value-type="string" office:string-value="95.0971" calcext:value-type="string">
            <text:p>95.0971</text:p>
          </table:table-cell>
        </table:table-row>
        <table:table-row table:style-name="ro1">
          <table:table-cell office:value-type="string" calcext:value-type="string">
            <text:p>NEO/ETH-VOLEX</text:p>
          </table:table-cell>
          <table:table-cell office:value-type="string" calcext:value-type="string">
            <text:p>83.9824%</text:p>
          </table:table-cell>
          <table:table-cell table:formula="of:=SUBSTITUTE([.B20]; &quot;%&quot;; &quot;&quot;)" office:value-type="string" office:string-value="83.9824" calcext:value-type="string">
            <text:p>83.9824</text:p>
          </table:table-cell>
        </table:table-row>
        <table:table-row table:style-name="ro1">
          <table:table-cell table:style-name="ce1" office:value-type="string" calcext:value-type="string">
            <text:p>ETC/USD-VOLEX</text:p>
          </table:table-cell>
          <table:table-cell office:value-type="string" calcext:value-type="string">
            <text:p>144.0964%</text:p>
          </table:table-cell>
          <table:table-cell table:formula="of:=SUBSTITUTE([.B21]; &quot;%&quot;; &quot;&quot;)" office:value-type="string" office:string-value="144.0964" calcext:value-type="string">
            <text:p>144.0964</text:p>
          </table:table-cell>
        </table:table-row>
        <table:table-row table:style-name="ro1">
          <table:table-cell office:value-type="string" calcext:value-type="string">
            <text:p>ETC/BTC-VOLEX</text:p>
          </table:table-cell>
          <table:table-cell office:value-type="string" calcext:value-type="string">
            <text:p>99.5323%</text:p>
          </table:table-cell>
          <table:table-cell table:formula="of:=SUBSTITUTE([.B22]; &quot;%&quot;; &quot;&quot;)" office:value-type="string" office:string-value="99.5323" calcext:value-type="string">
            <text:p>99.5323</text:p>
          </table:table-cell>
        </table:table-row>
        <table:table-row table:style-name="ro1">
          <table:table-cell table:style-name="ce1" office:value-type="string" calcext:value-type="string">
            <text:p>OMG/USD-VOLEX</text:p>
          </table:table-cell>
          <table:table-cell office:value-type="string" calcext:value-type="string">
            <text:p>130.2199%</text:p>
          </table:table-cell>
          <table:table-cell table:formula="of:=SUBSTITUTE([.B23]; &quot;%&quot;; &quot;&quot;)" office:value-type="string" office:string-value="130.2199" calcext:value-type="string">
            <text:p>130.2199</text:p>
          </table:table-cell>
        </table:table-row>
        <table:table-row table:style-name="ro1">
          <table:table-cell office:value-type="string" calcext:value-type="string">
            <text:p>OMG/BTC-VOLEX</text:p>
          </table:table-cell>
          <table:table-cell office:value-type="string" calcext:value-type="string">
            <text:p>85.3187%</text:p>
          </table:table-cell>
          <table:table-cell table:formula="of:=SUBSTITUTE([.B24]; &quot;%&quot;; &quot;&quot;)" office:value-type="string" office:string-value="85.3187" calcext:value-type="string">
            <text:p>85.3187</text:p>
          </table:table-cell>
        </table:table-row>
        <table:table-row table:style-name="ro1">
          <table:table-cell office:value-type="string" calcext:value-type="string">
            <text:p>OMG/ETH-VOLEX</text:p>
          </table:table-cell>
          <table:table-cell office:value-type="string" calcext:value-type="string">
            <text:p>75.3702%</text:p>
          </table:table-cell>
          <table:table-cell table:formula="of:=SUBSTITUTE([.B25]; &quot;%&quot;; &quot;&quot;)" office:value-type="string" office:string-value="75.3702" calcext:value-type="string">
            <text:p>75.3702</text:p>
          </table:table-cell>
        </table:table-row>
        <table:table-row table:style-name="ro1">
          <table:table-cell table:style-name="ce1" office:value-type="string" calcext:value-type="string">
            <text:p>XMR/USD-VOLEX</text:p>
          </table:table-cell>
          <table:table-cell office:value-type="string" calcext:value-type="string">
            <text:p>108.0227%</text:p>
          </table:table-cell>
          <table:table-cell table:formula="of:=SUBSTITUTE([.B26]; &quot;%&quot;; &quot;&quot;)" office:value-type="string" office:string-value="108.0227" calcext:value-type="string">
            <text:p>108.0227</text:p>
          </table:table-cell>
        </table:table-row>
        <table:table-row table:style-name="ro1">
          <table:table-cell office:value-type="string" calcext:value-type="string">
            <text:p>XMR/BTC-VOLEX</text:p>
          </table:table-cell>
          <table:table-cell office:value-type="string" calcext:value-type="string">
            <text:p>59.2578%</text:p>
          </table:table-cell>
          <table:table-cell table:formula="of:=SUBSTITUTE([.B27]; &quot;%&quot;; &quot;&quot;)" office:value-type="string" office:string-value="59.2578" calcext:value-type="string">
            <text:p>59.2578</text:p>
          </table:table-cell>
        </table:table-row>
        <table:table-row table:style-name="ro1">
          <table:table-cell table:style-name="ce1" office:value-type="string" calcext:value-type="string">
            <text:p>DASH/USD-VOLEX</text:p>
          </table:table-cell>
          <table:table-cell office:value-type="string" calcext:value-type="string">
            <text:p>102.2358%</text:p>
          </table:table-cell>
          <table:table-cell table:formula="of:=SUBSTITUTE([.B28]; &quot;%&quot;; &quot;&quot;)" office:value-type="string" office:string-value="102.2358" calcext:value-type="string">
            <text:p>102.2358</text:p>
          </table:table-cell>
        </table:table-row>
        <table:table-row table:style-name="ro1">
          <table:table-cell office:value-type="string" calcext:value-type="string">
            <text:p>DASH/BTC-VOLEX</text:p>
          </table:table-cell>
          <table:table-cell office:value-type="string" calcext:value-type="string">
            <text:p>61.5799%</text:p>
          </table:table-cell>
          <table:table-cell table:formula="of:=SUBSTITUTE([.B29]; &quot;%&quot;; &quot;&quot;)" office:value-type="string" office:string-value="61.5799" calcext:value-type="string">
            <text:p>61.5799</text:p>
          </table:table-cell>
        </table:table-row>
        <table:table-row table:style-name="ro1">
          <table:table-cell table:style-name="ce1" office:value-type="string" calcext:value-type="string">
            <text:p>TRX/USD-VOLEX</text:p>
          </table:table-cell>
          <table:table-cell office:value-type="string" calcext:value-type="string">
            <text:p>175.8936%</text:p>
          </table:table-cell>
          <table:table-cell table:formula="of:=SUBSTITUTE([.B30]; &quot;%&quot;; &quot;&quot;)" office:value-type="string" office:string-value="175.8936" calcext:value-type="string">
            <text:p>175.8936</text:p>
          </table:table-cell>
        </table:table-row>
        <table:table-row table:style-name="ro1">
          <table:table-cell office:value-type="string" calcext:value-type="string">
            <text:p>TRX/BTC-VOLEX</text:p>
          </table:table-cell>
          <table:table-cell office:value-type="string" calcext:value-type="string">
            <text:p>117.3171%</text:p>
          </table:table-cell>
          <table:table-cell table:formula="of:=SUBSTITUTE([.B31]; &quot;%&quot;; &quot;&quot;)" office:value-type="string" office:string-value="117.3171" calcext:value-type="string">
            <text:p>117.3171</text:p>
          </table:table-cell>
        </table:table-row>
        <table:table-row table:style-name="ro1">
          <table:table-cell office:value-type="string" calcext:value-type="string">
            <text:p>TRX/ETH-VOLEX</text:p>
          </table:table-cell>
          <table:table-cell office:value-type="string" calcext:value-type="string">
            <text:p>101.2680%</text:p>
          </table:table-cell>
          <table:table-cell table:formula="of:=SUBSTITUTE([.B32]; &quot;%&quot;; &quot;&quot;)" office:value-type="string" office:string-value="101.2680" calcext:value-type="string">
            <text:p>101.2680</text:p>
          </table:table-cell>
        </table:table-row>
        <table:table-row table:style-name="ro1">
          <table:table-cell table:style-name="ce1" office:value-type="string" calcext:value-type="string">
            <text:p>ZEC/USD-VOLEX</text:p>
          </table:table-cell>
          <table:table-cell office:value-type="string" calcext:value-type="string">
            <text:p>91.0111%</text:p>
          </table:table-cell>
          <table:table-cell table:formula="of:=SUBSTITUTE([.B33]; &quot;%&quot;; &quot;&quot;)" office:value-type="string" office:string-value="91.0111" calcext:value-type="string">
            <text:p>91.0111</text:p>
          </table:table-cell>
        </table:table-row>
        <table:table-row table:style-name="ro1">
          <table:table-cell office:value-type="string" calcext:value-type="string">
            <text:p>ZEC/BTC-VOLEX</text:p>
          </table:table-cell>
          <table:table-cell office:value-type="string" calcext:value-type="string">
            <text:p>52.8932%</text:p>
          </table:table-cell>
          <table:table-cell table:formula="of:=SUBSTITUTE([.B34]; &quot;%&quot;; &quot;&quot;)" office:value-type="string" office:string-value="52.8932" calcext:value-type="string">
            <text:p>52.8932</text:p>
          </table:table-cell>
        </table:table-row>
        <table:table-row table:style-name="ro1">
          <table:table-cell table:style-name="ce1" office:value-type="string" calcext:value-type="string">
            <text:p>BTG/USD-VOLEX</text:p>
          </table:table-cell>
          <table:table-cell office:value-type="string" calcext:value-type="string">
            <text:p>137.3237%</text:p>
          </table:table-cell>
          <table:table-cell table:formula="of:=SUBSTITUTE([.B35]; &quot;%&quot;; &quot;&quot;)" office:value-type="string" office:string-value="137.3237" calcext:value-type="string">
            <text:p>137.3237</text:p>
          </table:table-cell>
        </table:table-row>
        <table:table-row table:style-name="ro1">
          <table:table-cell office:value-type="string" calcext:value-type="string">
            <text:p>BTG/BTC-VOLEX</text:p>
          </table:table-cell>
          <table:table-cell office:value-type="string" calcext:value-type="string">
            <text:p>91.6780%</text:p>
          </table:table-cell>
          <table:table-cell table:formula="of:=SUBSTITUTE([.B36]; &quot;%&quot;; &quot;&quot;)" office:value-type="string" office:string-value="91.6780" calcext:value-type="string">
            <text:p>91.6780</text:p>
          </table:table-cell>
        </table:table-row>
        <table:table-row table:style-name="ro1">
          <table:table-cell table:style-name="ce1" office:value-type="string" calcext:value-type="string">
            <text:p>SAN/USD-VOLEX</text:p>
          </table:table-cell>
          <table:table-cell office:value-type="string" calcext:value-type="string">
            <text:p>190.2814%</text:p>
          </table:table-cell>
          <table:table-cell table:formula="of:=SUBSTITUTE([.B37]; &quot;%&quot;; &quot;&quot;)" office:value-type="string" office:string-value="190.2814" calcext:value-type="string">
            <text:p>190.2814</text:p>
          </table:table-cell>
        </table:table-row>
        <table:table-row table:style-name="ro1">
          <table:table-cell office:value-type="string" calcext:value-type="string">
            <text:p>SAN/BTC-VOLEX</text:p>
          </table:table-cell>
          <table:table-cell office:value-type="string" calcext:value-type="string">
            <text:p>159.8505%</text:p>
          </table:table-cell>
          <table:table-cell table:formula="of:=SUBSTITUTE([.B38]; &quot;%&quot;; &quot;&quot;)" office:value-type="string" office:string-value="159.8505" calcext:value-type="string">
            <text:p>159.8505</text:p>
          </table:table-cell>
        </table:table-row>
        <table:table-row table:style-name="ro1">
          <table:table-cell office:value-type="string" calcext:value-type="string">
            <text:p>SAN/ETH-VOLEX</text:p>
          </table:table-cell>
          <table:table-cell office:value-type="string" calcext:value-type="string">
            <text:p>445.9942%</text:p>
          </table:table-cell>
          <table:table-cell table:formula="of:=SUBSTITUTE([.B39]; &quot;%&quot;; &quot;&quot;)" office:value-type="string" office:string-value="445.9942" calcext:value-type="string">
            <text:p>445.9942</text:p>
          </table:table-cell>
        </table:table-row>
        <table:table-row table:style-name="ro1">
          <table:table-cell table:style-name="ce1" office:value-type="string" calcext:value-type="string">
            <text:p>ZRX/USD-VOLEX</text:p>
          </table:table-cell>
          <table:table-cell office:value-type="string" calcext:value-type="string">
            <text:p>238.4333%</text:p>
          </table:table-cell>
          <table:table-cell table:formula="of:=SUBSTITUTE([.B40]; &quot;%&quot;; &quot;&quot;)" office:value-type="string" office:string-value="238.4333" calcext:value-type="string">
            <text:p>238.4333</text:p>
          </table:table-cell>
        </table:table-row>
        <table:table-row table:style-name="ro1">
          <table:table-cell office:value-type="string" calcext:value-type="string">
            <text:p>ZRX/BTC-VOLEX</text:p>
          </table:table-cell>
          <table:table-cell office:value-type="string" calcext:value-type="string">
            <text:p>193.3607%</text:p>
          </table:table-cell>
          <table:table-cell table:formula="of:=SUBSTITUTE([.B41]; &quot;%&quot;; &quot;&quot;)" office:value-type="string" office:string-value="193.3607" calcext:value-type="string">
            <text:p>193.3607</text:p>
          </table:table-cell>
        </table:table-row>
        <table:table-row table:style-name="ro1">
          <table:table-cell office:value-type="string" calcext:value-type="string">
            <text:p>ZRX/ETH-VOLEX</text:p>
          </table:table-cell>
          <table:table-cell office:value-type="string" calcext:value-type="string">
            <text:p>175.3511%</text:p>
          </table:table-cell>
          <table:table-cell table:formula="of:=SUBSTITUTE([.B42]; &quot;%&quot;; &quot;&quot;)" office:value-type="string" office:string-value="175.3511" calcext:value-type="string">
            <text:p>175.3511</text:p>
          </table:table-cell>
        </table:table-row>
        <table:table-row table:style-name="ro1">
          <table:table-cell table:style-name="ce1" office:value-type="string" calcext:value-type="string">
            <text:p>EDO/USD-VOLEX</text:p>
          </table:table-cell>
          <table:table-cell office:value-type="string" calcext:value-type="string">
            <text:p>153.4541%</text:p>
          </table:table-cell>
          <table:table-cell table:formula="of:=SUBSTITUTE([.B43]; &quot;%&quot;; &quot;&quot;)" office:value-type="string" office:string-value="153.4541" calcext:value-type="string">
            <text:p>153.4541</text:p>
          </table:table-cell>
        </table:table-row>
        <table:table-row table:style-name="ro1">
          <table:table-cell office:value-type="string" calcext:value-type="string">
            <text:p>EDO/BTC-VOLEX</text:p>
          </table:table-cell>
          <table:table-cell office:value-type="string" calcext:value-type="string">
            <text:p>135.6869%</text:p>
          </table:table-cell>
          <table:table-cell table:formula="of:=SUBSTITUTE([.B44]; &quot;%&quot;; &quot;&quot;)" office:value-type="string" office:string-value="135.6869" calcext:value-type="string">
            <text:p>135.6869</text:p>
          </table:table-cell>
        </table:table-row>
        <table:table-row table:style-name="ro1">
          <table:table-cell office:value-type="string" calcext:value-type="string">
            <text:p>EDO/ETH-VOLEX</text:p>
          </table:table-cell>
          <table:table-cell office:value-type="string" calcext:value-type="string">
            <text:p>192.3542%</text:p>
          </table:table-cell>
          <table:table-cell table:formula="of:=SUBSTITUTE([.B45]; &quot;%&quot;; &quot;&quot;)" office:value-type="string" office:string-value="192.3542" calcext:value-type="string">
            <text:p>192.3542</text:p>
          </table:table-cell>
        </table:table-row>
        <table:table-row table:style-name="ro1">
          <table:table-cell table:style-name="ce1" office:value-type="string" calcext:value-type="string">
            <text:p>ETP/USD-VOLEX</text:p>
          </table:table-cell>
          <table:table-cell office:value-type="string" calcext:value-type="string">
            <text:p>214.1084%</text:p>
          </table:table-cell>
          <table:table-cell table:formula="of:=SUBSTITUTE([.B46]; &quot;%&quot;; &quot;&quot;)" office:value-type="string" office:string-value="214.1084" calcext:value-type="string">
            <text:p>214.1084</text:p>
          </table:table-cell>
        </table:table-row>
        <table:table-row table:style-name="ro1">
          <table:table-cell office:value-type="string" calcext:value-type="string">
            <text:p>ETP/BTC-VOLEX</text:p>
          </table:table-cell>
          <table:table-cell office:value-type="string" calcext:value-type="string">
            <text:p>172.9477%</text:p>
          </table:table-cell>
          <table:table-cell table:formula="of:=SUBSTITUTE([.B47]; &quot;%&quot;; &quot;&quot;)" office:value-type="string" office:string-value="172.9477" calcext:value-type="string">
            <text:p>172.9477</text:p>
          </table:table-cell>
        </table:table-row>
        <table:table-row table:style-name="ro1">
          <table:table-cell office:value-type="string" calcext:value-type="string">
            <text:p>ETP/ETH-VOLEX</text:p>
          </table:table-cell>
          <table:table-cell office:value-type="string" calcext:value-type="string">
            <text:p>230.0771%</text:p>
          </table:table-cell>
          <table:table-cell table:formula="of:=SUBSTITUTE([.B48]; &quot;%&quot;; &quot;&quot;)" office:value-type="string" office:string-value="230.0771" calcext:value-type="string">
            <text:p>230.0771</text:p>
          </table:table-cell>
        </table:table-row>
        <table:table-row table:style-name="ro1">
          <table:table-cell table:style-name="ce1" office:value-type="string" calcext:value-type="string">
            <text:p>QTUM/USD-VOLEX</text:p>
          </table:table-cell>
          <table:table-cell office:value-type="string" calcext:value-type="string">
            <text:p>151.5812%</text:p>
          </table:table-cell>
          <table:table-cell table:formula="of:=SUBSTITUTE([.B49]; &quot;%&quot;; &quot;&quot;)" office:value-type="string" office:string-value="151.5812" calcext:value-type="string">
            <text:p>151.5812</text:p>
          </table:table-cell>
        </table:table-row>
        <table:table-row table:style-name="ro1">
          <table:table-cell office:value-type="string" calcext:value-type="string">
            <text:p>QTUM/BTC-VOLEX</text:p>
          </table:table-cell>
          <table:table-cell office:value-type="string" calcext:value-type="string">
            <text:p>97.1892%</text:p>
          </table:table-cell>
          <table:table-cell table:formula="of:=SUBSTITUTE([.B50]; &quot;%&quot;; &quot;&quot;)" office:value-type="string" office:string-value="97.1892" calcext:value-type="string">
            <text:p>97.1892</text:p>
          </table:table-cell>
        </table:table-row>
        <table:table-row table:style-name="ro1">
          <table:table-cell office:value-type="string" calcext:value-type="string">
            <text:p>QTUM/ETH-VOLEX</text:p>
          </table:table-cell>
          <table:table-cell office:value-type="string" calcext:value-type="string">
            <text:p>83.2614%</text:p>
          </table:table-cell>
          <table:table-cell table:formula="of:=SUBSTITUTE([.B51]; &quot;%&quot;; &quot;&quot;)" office:value-type="string" office:string-value="83.2614" calcext:value-type="string">
            <text:p>83.2614</text:p>
          </table:table-cell>
        </table:table-row>
        <table:table-row table:style-name="ro1">
          <table:table-cell table:style-name="ce1" office:value-type="string" calcext:value-type="string">
            <text:p>BAT/USD-VOLEX</text:p>
          </table:table-cell>
          <table:table-cell office:value-type="string" calcext:value-type="string">
            <text:p>204.5046%</text:p>
          </table:table-cell>
          <table:table-cell table:formula="of:=SUBSTITUTE([.B52]; &quot;%&quot;; &quot;&quot;)" office:value-type="string" office:string-value="204.5046" calcext:value-type="string">
            <text:p>204.5046</text:p>
          </table:table-cell>
        </table:table-row>
        <table:table-row table:style-name="ro1">
          <table:table-cell office:value-type="string" calcext:value-type="string">
            <text:p>BAT/BTC-VOLEX</text:p>
          </table:table-cell>
          <table:table-cell office:value-type="string" calcext:value-type="string">
            <text:p>153.8806%</text:p>
          </table:table-cell>
          <table:table-cell table:formula="of:=SUBSTITUTE([.B53]; &quot;%&quot;; &quot;&quot;)" office:value-type="string" office:string-value="153.8806" calcext:value-type="string">
            <text:p>153.8806</text:p>
          </table:table-cell>
        </table:table-row>
        <table:table-row table:style-name="ro1">
          <table:table-cell office:value-type="string" calcext:value-type="string">
            <text:p>BAT/ETH-VOLEX</text:p>
          </table:table-cell>
          <table:table-cell office:value-type="string" calcext:value-type="string">
            <text:p>121.3670%</text:p>
          </table:table-cell>
          <table:table-cell table:formula="of:=SUBSTITUTE([.B54]; &quot;%&quot;; &quot;&quot;)" office:value-type="string" office:string-value="121.3670" calcext:value-type="string">
            <text:p>121.3670</text:p>
          </table:table-cell>
        </table:table-row>
        <table:table-row table:style-name="ro1">
          <table:table-cell table:style-name="ce1" office:value-type="string" calcext:value-type="string">
            <text:p>SNT/USD-VOLEX</text:p>
          </table:table-cell>
          <table:table-cell office:value-type="string" calcext:value-type="string">
            <text:p>186.0923%</text:p>
          </table:table-cell>
          <table:table-cell table:formula="of:=SUBSTITUTE([.B55]; &quot;%&quot;; &quot;&quot;)" office:value-type="string" office:string-value="186.0923" calcext:value-type="string">
            <text:p>186.0923</text:p>
          </table:table-cell>
        </table:table-row>
        <table:table-row table:style-name="ro1">
          <table:table-cell office:value-type="string" calcext:value-type="string">
            <text:p>SNT/BTC-VOLEX</text:p>
          </table:table-cell>
          <table:table-cell office:value-type="string" calcext:value-type="string">
            <text:p>140.7188%</text:p>
          </table:table-cell>
          <table:table-cell table:formula="of:=SUBSTITUTE([.B56]; &quot;%&quot;; &quot;&quot;)" office:value-type="string" office:string-value="140.7188" calcext:value-type="string">
            <text:p>140.7188</text:p>
          </table:table-cell>
        </table:table-row>
        <table:table-row table:style-name="ro1">
          <table:table-cell office:value-type="string" calcext:value-type="string">
            <text:p>SNT/ETH-VOLEX</text:p>
          </table:table-cell>
          <table:table-cell office:value-type="string" calcext:value-type="string">
            <text:p>98.5874%</text:p>
          </table:table-cell>
          <table:table-cell table:formula="of:=SUBSTITUTE([.B57]; &quot;%&quot;; &quot;&quot;)" office:value-type="string" office:string-value="98.5874" calcext:value-type="string">
            <text:p>98.5874</text:p>
          </table:table-cell>
        </table:table-row>
        <table:table-row table:style-name="ro1">
          <table:table-cell table:style-name="ce1" office:value-type="string" calcext:value-type="string">
            <text:p>AID/USD-VOLEX</text:p>
          </table:table-cell>
          <table:table-cell office:value-type="string" calcext:value-type="string">
            <text:p>194.7053%</text:p>
          </table:table-cell>
          <table:table-cell table:formula="of:=SUBSTITUTE([.B58]; &quot;%&quot;; &quot;&quot;)" office:value-type="string" office:string-value="194.7053" calcext:value-type="string">
            <text:p>194.7053</text:p>
          </table:table-cell>
        </table:table-row>
        <table:table-row table:style-name="ro1">
          <table:table-cell office:value-type="string" calcext:value-type="string">
            <text:p>AID/BTC-VOLEX</text:p>
          </table:table-cell>
          <table:table-cell office:value-type="string" calcext:value-type="string">
            <text:p>249.9886%</text:p>
          </table:table-cell>
          <table:table-cell table:formula="of:=SUBSTITUTE([.B59]; &quot;%&quot;; &quot;&quot;)" office:value-type="string" office:string-value="249.9886" calcext:value-type="string">
            <text:p>249.9886</text:p>
          </table:table-cell>
        </table:table-row>
        <table:table-row table:style-name="ro1">
          <table:table-cell office:value-type="string" calcext:value-type="string">
            <text:p>AID/ETH-VOLEX</text:p>
          </table:table-cell>
          <table:table-cell office:value-type="string" calcext:value-type="string">
            <text:p>237.4872%</text:p>
          </table:table-cell>
          <table:table-cell table:formula="of:=SUBSTITUTE([.B60]; &quot;%&quot;; &quot;&quot;)" office:value-type="string" office:string-value="237.4872" calcext:value-type="string">
            <text:p>237.4872</text:p>
          </table:table-cell>
        </table:table-row>
        <table:table-row table:style-name="ro1">
          <table:table-cell table:style-name="ce1" office:value-type="string" calcext:value-type="string">
            <text:p>REP/USD-VOLEX</text:p>
          </table:table-cell>
          <table:table-cell office:value-type="string" calcext:value-type="string">
            <text:p>415.8640%</text:p>
          </table:table-cell>
          <table:table-cell table:formula="of:=SUBSTITUTE([.B61]; &quot;%&quot;; &quot;&quot;)" office:value-type="string" office:string-value="415.8640" calcext:value-type="string">
            <text:p>415.8640</text:p>
          </table:table-cell>
        </table:table-row>
        <table:table-row table:style-name="ro1">
          <table:table-cell office:value-type="string" calcext:value-type="string">
            <text:p>REP/BTC-VOLEX</text:p>
          </table:table-cell>
          <table:table-cell office:value-type="string" calcext:value-type="string">
            <text:p>371.5472%</text:p>
          </table:table-cell>
          <table:table-cell table:formula="of:=SUBSTITUTE([.B62]; &quot;%&quot;; &quot;&quot;)" office:value-type="string" office:string-value="371.5472" calcext:value-type="string">
            <text:p>371.5472</text:p>
          </table:table-cell>
        </table:table-row>
        <table:table-row table:style-name="ro1">
          <table:table-cell office:value-type="string" calcext:value-type="string">
            <text:p>REP/ETH-VOLEX</text:p>
          </table:table-cell>
          <table:table-cell office:value-type="string" calcext:value-type="string">
            <text:p>386.1990%</text:p>
          </table:table-cell>
          <table:table-cell table:formula="of:=SUBSTITUTE([.B63]; &quot;%&quot;; &quot;&quot;)" office:value-type="string" office:string-value="386.1990" calcext:value-type="string">
            <text:p>386.1990</text:p>
          </table:table-cell>
        </table:table-row>
        <table:table-row table:style-name="ro1">
          <table:table-cell table:style-name="ce1" office:value-type="string" calcext:value-type="string">
            <text:p>QASH/USD-VOLEX</text:p>
          </table:table-cell>
          <table:table-cell office:value-type="string" calcext:value-type="string">
            <text:p>179.7280%</text:p>
          </table:table-cell>
          <table:table-cell table:formula="of:=SUBSTITUTE([.B64]; &quot;%&quot;; &quot;&quot;)" office:value-type="string" office:string-value="179.7280" calcext:value-type="string">
            <text:p>179.7280</text:p>
          </table:table-cell>
        </table:table-row>
        <table:table-row table:style-name="ro1">
          <table:table-cell office:value-type="string" calcext:value-type="string">
            <text:p>QASH/BTC-VOLEX</text:p>
          </table:table-cell>
          <table:table-cell office:value-type="string" calcext:value-type="string">
            <text:p>154.6551%</text:p>
          </table:table-cell>
          <table:table-cell table:formula="of:=SUBSTITUTE([.B65]; &quot;%&quot;; &quot;&quot;)" office:value-type="string" office:string-value="154.6551" calcext:value-type="string">
            <text:p>154.6551</text:p>
          </table:table-cell>
        </table:table-row>
        <table:table-row table:style-name="ro1">
          <table:table-cell office:value-type="string" calcext:value-type="string">
            <text:p>QASH/ETH-VOLEX</text:p>
          </table:table-cell>
          <table:table-cell office:value-type="string" calcext:value-type="string">
            <text:p>196.3762%</text:p>
          </table:table-cell>
          <table:table-cell table:formula="of:=SUBSTITUTE([.B66]; &quot;%&quot;; &quot;&quot;)" office:value-type="string" office:string-value="196.3762" calcext:value-type="string">
            <text:p>196.3762</text:p>
          </table:table-cell>
        </table:table-row>
        <table:table-row table:style-name="ro1">
          <table:table-cell table:style-name="ce1" office:value-type="string" calcext:value-type="string">
            <text:p>YYW/USD-VOLEX</text:p>
          </table:table-cell>
          <table:table-cell office:value-type="string" calcext:value-type="string">
            <text:p>261.8460%</text:p>
          </table:table-cell>
          <table:table-cell table:formula="of:=SUBSTITUTE([.B67]; &quot;%&quot;; &quot;&quot;)" office:value-type="string" office:string-value="261.8460" calcext:value-type="string">
            <text:p>261.8460</text:p>
          </table:table-cell>
        </table:table-row>
        <table:table-row table:style-name="ro1">
          <table:table-cell office:value-type="string" calcext:value-type="string">
            <text:p>YYW/BTC-VOLEX</text:p>
          </table:table-cell>
          <table:table-cell office:value-type="string" calcext:value-type="string">
            <text:p>231.8831%</text:p>
          </table:table-cell>
          <table:table-cell table:formula="of:=SUBSTITUTE([.B68]; &quot;%&quot;; &quot;&quot;)" office:value-type="string" office:string-value="231.8831" calcext:value-type="string">
            <text:p>231.8831</text:p>
          </table:table-cell>
        </table:table-row>
        <table:table-row table:style-name="ro1">
          <table:table-cell office:value-type="string" calcext:value-type="string">
            <text:p>YYW/ETH-VOLEX</text:p>
          </table:table-cell>
          <table:table-cell office:value-type="string" calcext:value-type="string">
            <text:p>397.2034%</text:p>
          </table:table-cell>
          <table:table-cell table:formula="of:=SUBSTITUTE([.B69]; &quot;%&quot;; &quot;&quot;)" office:value-type="string" office:string-value="397.2034" calcext:value-type="string">
            <text:p>397.2034</text:p>
          </table:table-cell>
        </table:table-row>
        <table:table-row table:style-name="ro1">
          <table:table-cell table:style-name="ce1" office:value-type="string" calcext:value-type="string">
            <text:p>DATA/USD-VOLEX</text:p>
          </table:table-cell>
          <table:table-cell office:value-type="string" calcext:value-type="string">
            <text:p>260.1123%</text:p>
          </table:table-cell>
          <table:table-cell table:formula="of:=SUBSTITUTE([.B70]; &quot;%&quot;; &quot;&quot;)" office:value-type="string" office:string-value="260.1123" calcext:value-type="string">
            <text:p>260.1123</text:p>
          </table:table-cell>
        </table:table-row>
        <table:table-row table:style-name="ro1">
          <table:table-cell office:value-type="string" calcext:value-type="string">
            <text:p>DATA/BTC-VOLEX</text:p>
          </table:table-cell>
          <table:table-cell office:value-type="string" calcext:value-type="string">
            <text:p>287.0844%</text:p>
          </table:table-cell>
          <table:table-cell table:formula="of:=SUBSTITUTE([.B71]; &quot;%&quot;; &quot;&quot;)" office:value-type="string" office:string-value="287.0844" calcext:value-type="string">
            <text:p>287.0844</text:p>
          </table:table-cell>
        </table:table-row>
        <table:table-row table:style-name="ro1">
          <table:table-cell office:value-type="string" calcext:value-type="string">
            <text:p>DATA/ETH-VOLEX</text:p>
          </table:table-cell>
          <table:table-cell office:value-type="string" calcext:value-type="string">
            <text:p>383.8382%</text:p>
          </table:table-cell>
          <table:table-cell table:formula="of:=SUBSTITUTE([.B72]; &quot;%&quot;; &quot;&quot;)" office:value-type="string" office:string-value="383.8382" calcext:value-type="string">
            <text:p>383.8382</text:p>
          </table:table-cell>
        </table:table-row>
        <table:table-row table:style-name="ro1">
          <table:table-cell table:style-name="ce1" office:value-type="string" calcext:value-type="string">
            <text:p>GNT/USD-VOLEX</text:p>
          </table:table-cell>
          <table:table-cell office:value-type="string" calcext:value-type="string">
            <text:p>201.5364%</text:p>
          </table:table-cell>
          <table:table-cell table:formula="of:=SUBSTITUTE([.B73]; &quot;%&quot;; &quot;&quot;)" office:value-type="string" office:string-value="201.5364" calcext:value-type="string">
            <text:p>201.5364</text:p>
          </table:table-cell>
        </table:table-row>
        <table:table-row table:style-name="ro1">
          <table:table-cell office:value-type="string" calcext:value-type="string">
            <text:p>GNT/BTC-VOLEX</text:p>
          </table:table-cell>
          <table:table-cell office:value-type="string" calcext:value-type="string">
            <text:p>163.2542%</text:p>
          </table:table-cell>
          <table:table-cell table:formula="of:=SUBSTITUTE([.B74]; &quot;%&quot;; &quot;&quot;)" office:value-type="string" office:string-value="163.2542" calcext:value-type="string">
            <text:p>163.2542</text:p>
          </table:table-cell>
        </table:table-row>
        <table:table-row table:style-name="ro1">
          <table:table-cell office:value-type="string" calcext:value-type="string">
            <text:p>GNT/ETH-VOLEX</text:p>
          </table:table-cell>
          <table:table-cell office:value-type="string" calcext:value-type="string">
            <text:p>139.9940%</text:p>
          </table:table-cell>
          <table:table-cell table:formula="of:=SUBSTITUTE([.B75]; &quot;%&quot;; &quot;&quot;)" office:value-type="string" office:string-value="139.9940" calcext:value-type="string">
            <text:p>139.9940</text:p>
          </table:table-cell>
        </table:table-row>
        <table:table-row table:style-name="ro1">
          <table:table-cell table:style-name="ce1" office:value-type="string" calcext:value-type="string">
            <text:p>TNB/USD-VOLEX</text:p>
          </table:table-cell>
          <table:table-cell office:value-type="string" calcext:value-type="string">
            <text:p>224.4656%</text:p>
          </table:table-cell>
          <table:table-cell table:formula="of:=SUBSTITUTE([.B76]; &quot;%&quot;; &quot;&quot;)" office:value-type="string" office:string-value="224.4656" calcext:value-type="string">
            <text:p>224.4656</text:p>
          </table:table-cell>
        </table:table-row>
        <table:table-row table:style-name="ro1">
          <table:table-cell office:value-type="string" calcext:value-type="string">
            <text:p>TNB/BTC-VOLEX</text:p>
          </table:table-cell>
          <table:table-cell office:value-type="string" calcext:value-type="string">
            <text:p>173.2848%</text:p>
          </table:table-cell>
          <table:table-cell table:formula="of:=SUBSTITUTE([.B77]; &quot;%&quot;; &quot;&quot;)" office:value-type="string" office:string-value="173.2848" calcext:value-type="string">
            <text:p>173.2848</text:p>
          </table:table-cell>
        </table:table-row>
        <table:table-row table:style-name="ro1">
          <table:table-cell office:value-type="string" calcext:value-type="string">
            <text:p>TNB/ETH-VOLEX</text:p>
          </table:table-cell>
          <table:table-cell office:value-type="string" calcext:value-type="string">
            <text:p>255.7667%</text:p>
          </table:table-cell>
          <table:table-cell table:formula="of:=SUBSTITUTE([.B78]; &quot;%&quot;; &quot;&quot;)" office:value-type="string" office:string-value="255.7667" calcext:value-type="string">
            <text:p>255.7667</text:p>
          </table:table-cell>
        </table:table-row>
        <table:table-row table:style-name="ro1">
          <table:table-cell table:style-name="ce1" office:value-type="string" calcext:value-type="string">
            <text:p>FUN/USD-VOLEX</text:p>
          </table:table-cell>
          <table:table-cell office:value-type="string" calcext:value-type="string">
            <text:p>262.1312%</text:p>
          </table:table-cell>
          <table:table-cell table:formula="of:=SUBSTITUTE([.B79]; &quot;%&quot;; &quot;&quot;)" office:value-type="string" office:string-value="262.1312" calcext:value-type="string">
            <text:p>262.1312</text:p>
          </table:table-cell>
        </table:table-row>
        <table:table-row table:style-name="ro1">
          <table:table-cell office:value-type="string" calcext:value-type="string">
            <text:p>FUN/BTC-VOLEX</text:p>
          </table:table-cell>
          <table:table-cell office:value-type="string" calcext:value-type="string">
            <text:p>216.1300%</text:p>
          </table:table-cell>
          <table:table-cell table:formula="of:=SUBSTITUTE([.B80]; &quot;%&quot;; &quot;&quot;)" office:value-type="string" office:string-value="216.1300" calcext:value-type="string">
            <text:p>216.1300</text:p>
          </table:table-cell>
        </table:table-row>
        <table:table-row table:style-name="ro1">
          <table:table-cell office:value-type="string" calcext:value-type="string">
            <text:p>FUN/ETH-VOLEX</text:p>
          </table:table-cell>
          <table:table-cell office:value-type="string" calcext:value-type="string">
            <text:p>206.1729%</text:p>
          </table:table-cell>
          <table:table-cell table:formula="of:=SUBSTITUTE([.B81]; &quot;%&quot;; &quot;&quot;)" office:value-type="string" office:string-value="206.1729" calcext:value-type="string">
            <text:p>206.1729</text:p>
          </table:table-cell>
        </table:table-row>
        <table:table-row table:style-name="ro1">
          <table:table-cell table:style-name="ce1" office:value-type="string" calcext:value-type="string">
            <text:p>SPK/USD-VOLEX</text:p>
          </table:table-cell>
          <table:table-cell office:value-type="string" calcext:value-type="string">
            <text:p>163.7075%</text:p>
          </table:table-cell>
          <table:table-cell table:formula="of:=SUBSTITUTE([.B82]; &quot;%&quot;; &quot;&quot;)" office:value-type="string" office:string-value="163.7075" calcext:value-type="string">
            <text:p>163.7075</text:p>
          </table:table-cell>
        </table:table-row>
        <table:table-row table:style-name="ro1">
          <table:table-cell office:value-type="string" calcext:value-type="string">
            <text:p>SPK/BTC-VOLEX</text:p>
          </table:table-cell>
          <table:table-cell office:value-type="string" calcext:value-type="string">
            <text:p>194.2420%</text:p>
          </table:table-cell>
          <table:table-cell table:formula="of:=SUBSTITUTE([.B83]; &quot;%&quot;; &quot;&quot;)" office:value-type="string" office:string-value="194.2420" calcext:value-type="string">
            <text:p>194.2420</text:p>
          </table:table-cell>
        </table:table-row>
        <table:table-row table:style-name="ro1">
          <table:table-cell office:value-type="string" calcext:value-type="string">
            <text:p>SPK/ETH-VOLEX</text:p>
          </table:table-cell>
          <table:table-cell office:value-type="string" calcext:value-type="string">
            <text:p>132.4298%</text:p>
          </table:table-cell>
          <table:table-cell table:formula="of:=SUBSTITUTE([.B84]; &quot;%&quot;; &quot;&quot;)" office:value-type="string" office:string-value="132.4298" calcext:value-type="string">
            <text:p>132.4298</text:p>
          </table:table-cell>
        </table:table-row>
        <table:table-row table:style-name="ro1">
          <table:table-cell table:style-name="ce1" office:value-type="string" calcext:value-type="string">
            <text:p>RLC/USD-VOLEX</text:p>
          </table:table-cell>
          <table:table-cell office:value-type="string" calcext:value-type="string">
            <text:p>243.4885%</text:p>
          </table:table-cell>
          <table:table-cell table:formula="of:=SUBSTITUTE([.B85]; &quot;%&quot;; &quot;&quot;)" office:value-type="string" office:string-value="243.4885" calcext:value-type="string">
            <text:p>243.4885</text:p>
          </table:table-cell>
        </table:table-row>
        <table:table-row table:style-name="ro1">
          <table:table-cell office:value-type="string" calcext:value-type="string">
            <text:p>RLC/BTC-VOLEX</text:p>
          </table:table-cell>
          <table:table-cell office:value-type="string" calcext:value-type="string">
            <text:p>309.9634%</text:p>
          </table:table-cell>
          <table:table-cell table:formula="of:=SUBSTITUTE([.B86]; &quot;%&quot;; &quot;&quot;)" office:value-type="string" office:string-value="309.9634" calcext:value-type="string">
            <text:p>309.9634</text:p>
          </table:table-cell>
        </table:table-row>
        <table:table-row table:style-name="ro1">
          <table:table-cell office:value-type="string" calcext:value-type="string">
            <text:p>RLC/ETH-VOLEX</text:p>
          </table:table-cell>
          <table:table-cell office:value-type="string" calcext:value-type="string">
            <text:p>225.2375%</text:p>
          </table:table-cell>
          <table:table-cell table:formula="of:=SUBSTITUTE([.B87]; &quot;%&quot;; &quot;&quot;)" office:value-type="string" office:string-value="225.2375" calcext:value-type="string">
            <text:p>225.2375</text:p>
          </table:table-cell>
        </table:table-row>
        <table:table-row table:style-name="ro1">
          <table:table-cell table:style-name="ce1" office:value-type="string" calcext:value-type="string">
            <text:p>ELF/USD-VOLEX</text:p>
          </table:table-cell>
          <table:table-cell office:value-type="string" calcext:value-type="string">
            <text:p>217.8585%</text:p>
          </table:table-cell>
          <table:table-cell table:formula="of:=SUBSTITUTE([.B88]; &quot;%&quot;; &quot;&quot;)" office:value-type="string" office:string-value="217.8585" calcext:value-type="string">
            <text:p>217.8585</text:p>
          </table:table-cell>
        </table:table-row>
        <table:table-row table:style-name="ro1">
          <table:table-cell office:value-type="string" calcext:value-type="string">
            <text:p>ELF/BTC-VOLEX</text:p>
          </table:table-cell>
          <table:table-cell office:value-type="string" calcext:value-type="string">
            <text:p>169.3710%</text:p>
          </table:table-cell>
          <table:table-cell table:formula="of:=SUBSTITUTE([.B89]; &quot;%&quot;; &quot;&quot;)" office:value-type="string" office:string-value="169.3710" calcext:value-type="string">
            <text:p>169.3710</text:p>
          </table:table-cell>
        </table:table-row>
        <table:table-row table:style-name="ro1">
          <table:table-cell office:value-type="string" calcext:value-type="string">
            <text:p>ELF/ETH-VOLEX</text:p>
          </table:table-cell>
          <table:table-cell office:value-type="string" calcext:value-type="string">
            <text:p>160.6947%</text:p>
          </table:table-cell>
          <table:table-cell table:formula="of:=SUBSTITUTE([.B90]; &quot;%&quot;; &quot;&quot;)" office:value-type="string" office:string-value="160.6947" calcext:value-type="string">
            <text:p>160.6947</text:p>
          </table:table-cell>
        </table:table-row>
        <table:table-row table:style-name="ro1">
          <table:table-cell table:style-name="ce1" office:value-type="string" calcext:value-type="string">
            <text:p>AVT/USD-VOLEX</text:p>
          </table:table-cell>
          <table:table-cell office:value-type="string" calcext:value-type="string">
            <text:p>243.2584%</text:p>
          </table:table-cell>
          <table:table-cell table:formula="of:=SUBSTITUTE([.B91]; &quot;%&quot;; &quot;&quot;)" office:value-type="string" office:string-value="243.2584" calcext:value-type="string">
            <text:p>243.2584</text:p>
          </table:table-cell>
        </table:table-row>
        <table:table-row table:style-name="ro1">
          <table:table-cell office:value-type="string" calcext:value-type="string">
            <text:p>AVT/BTC-VOLEX</text:p>
          </table:table-cell>
          <table:table-cell office:value-type="string" calcext:value-type="string">
            <text:p>255.0518%</text:p>
          </table:table-cell>
          <table:table-cell table:formula="of:=SUBSTITUTE([.B92]; &quot;%&quot;; &quot;&quot;)" office:value-type="string" office:string-value="255.0518" calcext:value-type="string">
            <text:p>255.0518</text:p>
          </table:table-cell>
        </table:table-row>
        <table:table-row table:style-name="ro1">
          <table:table-cell office:value-type="string" calcext:value-type="string">
            <text:p>AVT/ETH-VOLEX</text:p>
          </table:table-cell>
          <table:table-cell office:value-type="string" calcext:value-type="string">
            <text:p>237.8380%</text:p>
          </table:table-cell>
          <table:table-cell table:formula="of:=SUBSTITUTE([.B93]; &quot;%&quot;; &quot;&quot;)" office:value-type="string" office:string-value="237.8380" calcext:value-type="string">
            <text:p>237.8380</text:p>
          </table:table-cell>
        </table:table-row>
        <table:table-row table:style-name="ro1">
          <table:table-cell table:style-name="ce1" office:value-type="string" calcext:value-type="string">
            <text:p>MNA/USD-VOLEX</text:p>
          </table:table-cell>
          <table:table-cell office:value-type="string" calcext:value-type="string">
            <text:p>206.6591%</text:p>
          </table:table-cell>
          <table:table-cell table:formula="of:=SUBSTITUTE([.B94]; &quot;%&quot;; &quot;&quot;)" office:value-type="string" office:string-value="206.6591" calcext:value-type="string">
            <text:p>206.6591</text:p>
          </table:table-cell>
        </table:table-row>
        <table:table-row table:style-name="ro1">
          <table:table-cell office:value-type="string" calcext:value-type="string">
            <text:p>MNA/BTC-VOLEX</text:p>
          </table:table-cell>
          <table:table-cell office:value-type="string" calcext:value-type="string">
            <text:p>168.1228%</text:p>
          </table:table-cell>
          <table:table-cell table:formula="of:=SUBSTITUTE([.B95]; &quot;%&quot;; &quot;&quot;)" office:value-type="string" office:string-value="168.1228" calcext:value-type="string">
            <text:p>168.1228</text:p>
          </table:table-cell>
        </table:table-row>
        <table:table-row table:style-name="ro1">
          <table:table-cell office:value-type="string" calcext:value-type="string">
            <text:p>MNA/ETH-VOLEX</text:p>
          </table:table-cell>
          <table:table-cell office:value-type="string" calcext:value-type="string">
            <text:p>161.8964%</text:p>
          </table:table-cell>
          <table:table-cell table:formula="of:=SUBSTITUTE([.B96]; &quot;%&quot;; &quot;&quot;)" office:value-type="string" office:string-value="161.8964" calcext:value-type="string">
            <text:p>161.8964</text:p>
          </table:table-cell>
        </table:table-row>
        <table:table-row table:style-name="ro1">
          <table:table-cell table:style-name="ce1" office:value-type="string" calcext:value-type="string">
            <text:p>RCN/USD-VOLEX</text:p>
          </table:table-cell>
          <table:table-cell office:value-type="string" calcext:value-type="string">
            <text:p>241.7328%</text:p>
          </table:table-cell>
          <table:table-cell table:formula="of:=SUBSTITUTE([.B97]; &quot;%&quot;; &quot;&quot;)" office:value-type="string" office:string-value="241.7328" calcext:value-type="string">
            <text:p>241.7328</text:p>
          </table:table-cell>
        </table:table-row>
        <table:table-row table:style-name="ro1">
          <table:table-cell office:value-type="string" calcext:value-type="string">
            <text:p>RCN/BTC-VOLEX</text:p>
          </table:table-cell>
          <table:table-cell office:value-type="string" calcext:value-type="string">
            <text:p>152.3027%</text:p>
          </table:table-cell>
          <table:table-cell table:formula="of:=SUBSTITUTE([.B98]; &quot;%&quot;; &quot;&quot;)" office:value-type="string" office:string-value="152.3027" calcext:value-type="string">
            <text:p>152.3027</text:p>
          </table:table-cell>
        </table:table-row>
        <table:table-row table:style-name="ro1">
          <table:table-cell office:value-type="string" calcext:value-type="string">
            <text:p>RCN/ETH-VOLEX</text:p>
          </table:table-cell>
          <table:table-cell office:value-type="string" calcext:value-type="string">
            <text:p>121.6210%</text:p>
          </table:table-cell>
          <table:table-cell table:formula="of:=SUBSTITUTE([.B99]; &quot;%&quot;; &quot;&quot;)" office:value-type="string" office:string-value="121.6210" calcext:value-type="string">
            <text:p>121.6210</text:p>
          </table:table-cell>
        </table:table-row>
        <table:table-row table:style-name="ro1">
          <table:table-cell table:style-name="ce1" office:value-type="string" calcext:value-type="string">
            <text:p>SNG/USD-VOLEX</text:p>
          </table:table-cell>
          <table:table-cell office:value-type="string" calcext:value-type="string">
            <text:p>226.7348%</text:p>
          </table:table-cell>
          <table:table-cell table:formula="of:=SUBSTITUTE([.B100]; &quot;%&quot;; &quot;&quot;)" office:value-type="string" office:string-value="226.7348" calcext:value-type="string">
            <text:p>226.7348</text:p>
          </table:table-cell>
        </table:table-row>
        <table:table-row table:style-name="ro1">
          <table:table-cell office:value-type="string" calcext:value-type="string">
            <text:p>SNG/BTC-VOLEX</text:p>
          </table:table-cell>
          <table:table-cell office:value-type="string" calcext:value-type="string">
            <text:p>155.6739%</text:p>
          </table:table-cell>
          <table:table-cell table:formula="of:=SUBSTITUTE([.B101]; &quot;%&quot;; &quot;&quot;)" office:value-type="string" office:string-value="155.6739" calcext:value-type="string">
            <text:p>155.6739</text:p>
          </table:table-cell>
        </table:table-row>
        <table:table-row table:style-name="ro1">
          <table:table-cell office:value-type="string" calcext:value-type="string">
            <text:p>SNG/ETH-VOLEX</text:p>
          </table:table-cell>
          <table:table-cell office:value-type="string" calcext:value-type="string">
            <text:p>227.9229%</text:p>
          </table:table-cell>
          <table:table-cell table:formula="of:=SUBSTITUTE([.B102]; &quot;%&quot;; &quot;&quot;)" office:value-type="string" office:string-value="227.9229" calcext:value-type="string">
            <text:p>227.9229</text:p>
          </table:table-cell>
        </table:table-row>
        <table:table-row table:style-name="ro1">
          <table:table-cell table:style-name="ce1" office:value-type="string" calcext:value-type="string">
            <text:p>RRT/USD-VOLEX</text:p>
          </table:table-cell>
          <table:table-cell office:value-type="string" calcext:value-type="string">
            <text:p>229.4792%</text:p>
          </table:table-cell>
          <table:table-cell table:formula="of:=SUBSTITUTE([.B103]; &quot;%&quot;; &quot;&quot;)" office:value-type="string" office:string-value="229.4792" calcext:value-type="string">
            <text:p>229.4792</text:p>
          </table:table-cell>
        </table:table-row>
        <table:table-row table:style-name="ro1">
          <table:table-cell office:value-type="string" calcext:value-type="string">
            <text:p>RRT/BTC-VOLEX</text:p>
          </table:table-cell>
          <table:table-cell office:value-type="string" calcext:value-type="string">
            <text:p>169.1672%</text:p>
          </table:table-cell>
          <table:table-cell table:formula="of:=SUBSTITUTE([.B104]; &quot;%&quot;; &quot;&quot;)" office:value-type="string" office:string-value="169.1672" calcext:value-type="string">
            <text:p>169.1672</text:p>
          </table:table-cell>
        </table:table-row>
        <table:table-row table:style-name="ro1">
          <table:table-cell table:style-name="ce1" office:value-type="string" calcext:value-type="string">
            <text:p>IOS/USD-VOLEX</text:p>
          </table:table-cell>
          <table:table-cell office:value-type="string" calcext:value-type="string">
            <text:p>268.8554%</text:p>
          </table:table-cell>
          <table:table-cell table:formula="of:=SUBSTITUTE([.B105]; &quot;%&quot;; &quot;&quot;)" office:value-type="string" office:string-value="268.8554" calcext:value-type="string">
            <text:p>268.8554</text:p>
          </table:table-cell>
        </table:table-row>
        <table:table-row table:style-name="ro1">
          <table:table-cell office:value-type="string" calcext:value-type="string">
            <text:p>IOS/BTC-VOLEX</text:p>
          </table:table-cell>
          <table:table-cell office:value-type="string" calcext:value-type="string">
            <text:p>197.8896%</text:p>
          </table:table-cell>
          <table:table-cell table:formula="of:=SUBSTITUTE([.B106]; &quot;%&quot;; &quot;&quot;)" office:value-type="string" office:string-value="197.8896" calcext:value-type="string">
            <text:p>197.8896</text:p>
          </table:table-cell>
        </table:table-row>
        <table:table-row table:style-name="ro1">
          <table:table-cell office:value-type="string" calcext:value-type="string">
            <text:p>IOS/ETH-VOLEX</text:p>
          </table:table-cell>
          <table:table-cell office:value-type="string" calcext:value-type="string">
            <text:p>172.7266%</text:p>
          </table:table-cell>
          <table:table-cell table:formula="of:=SUBSTITUTE([.B107]; &quot;%&quot;; &quot;&quot;)" office:value-type="string" office:string-value="172.7266" calcext:value-type="string">
            <text:p>172.7266</text:p>
          </table:table-cell>
        </table:table-row>
        <table:table-row table:style-name="ro1">
          <table:table-cell table:style-name="ce1" office:value-type="string" calcext:value-type="string">
            <text:p>AIO/USD-VOLEX</text:p>
          </table:table-cell>
          <table:table-cell office:value-type="string" calcext:value-type="string">
            <text:p>300.7140%</text:p>
          </table:table-cell>
          <table:table-cell table:formula="of:=SUBSTITUTE([.B108]; &quot;%&quot;; &quot;&quot;)" office:value-type="string" office:string-value="300.7140" calcext:value-type="string">
            <text:p>300.7140</text:p>
          </table:table-cell>
        </table:table-row>
        <table:table-row table:style-name="ro1">
          <table:table-cell office:value-type="string" calcext:value-type="string">
            <text:p>AIO/BTC-VOLEX</text:p>
          </table:table-cell>
          <table:table-cell office:value-type="string" calcext:value-type="string">
            <text:p>226.2740%</text:p>
          </table:table-cell>
          <table:table-cell table:formula="of:=SUBSTITUTE([.B109]; &quot;%&quot;; &quot;&quot;)" office:value-type="string" office:string-value="226.2740" calcext:value-type="string">
            <text:p>226.2740</text:p>
          </table:table-cell>
        </table:table-row>
        <table:table-row table:style-name="ro1">
          <table:table-cell office:value-type="string" calcext:value-type="string">
            <text:p>AIO/ETH-VOLEX</text:p>
          </table:table-cell>
          <table:table-cell office:value-type="string" calcext:value-type="string">
            <text:p>207.9888%</text:p>
          </table:table-cell>
          <table:table-cell table:formula="of:=SUBSTITUTE([.B110]; &quot;%&quot;; &quot;&quot;)" office:value-type="string" office:string-value="207.9888" calcext:value-type="string">
            <text:p>207.9888</text:p>
          </table:table-cell>
        </table:table-row>
        <table:table-row table:style-name="ro1">
          <table:table-cell table:style-name="ce1" office:value-type="string" calcext:value-type="string">
            <text:p>REQ/USD-VOLEX</text:p>
          </table:table-cell>
          <table:table-cell office:value-type="string" calcext:value-type="string">
            <text:p>319.1154%</text:p>
          </table:table-cell>
          <table:table-cell table:formula="of:=SUBSTITUTE([.B111]; &quot;%&quot;; &quot;&quot;)" office:value-type="string" office:string-value="319.1154" calcext:value-type="string">
            <text:p>319.1154</text:p>
          </table:table-cell>
        </table:table-row>
        <table:table-row table:style-name="ro1">
          <table:table-cell office:value-type="string" calcext:value-type="string">
            <text:p>REQ/BTC-VOLEX</text:p>
          </table:table-cell>
          <table:table-cell office:value-type="string" calcext:value-type="string">
            <text:p>154.7653%</text:p>
          </table:table-cell>
          <table:table-cell table:formula="of:=SUBSTITUTE([.B112]; &quot;%&quot;; &quot;&quot;)" office:value-type="string" office:string-value="154.7653" calcext:value-type="string">
            <text:p>154.7653</text:p>
          </table:table-cell>
        </table:table-row>
        <table:table-row table:style-name="ro1">
          <table:table-cell office:value-type="string" calcext:value-type="string">
            <text:p>REQ/ETH-VOLEX</text:p>
          </table:table-cell>
          <table:table-cell office:value-type="string" calcext:value-type="string">
            <text:p>140.6505%</text:p>
          </table:table-cell>
          <table:table-cell table:formula="of:=SUBSTITUTE([.B113]; &quot;%&quot;; &quot;&quot;)" office:value-type="string" office:string-value="140.6505" calcext:value-type="string">
            <text:p>140.6505</text:p>
          </table:table-cell>
        </table:table-row>
        <table:table-row table:style-name="ro1">
          <table:table-cell table:style-name="ce1" office:value-type="string" calcext:value-type="string">
            <text:p>RDN/USD-VOLEX</text:p>
          </table:table-cell>
          <table:table-cell office:value-type="string" calcext:value-type="string">
            <text:p>253.0378%</text:p>
          </table:table-cell>
          <table:table-cell table:formula="of:=SUBSTITUTE([.B114]; &quot;%&quot;; &quot;&quot;)" office:value-type="string" office:string-value="253.0378" calcext:value-type="string">
            <text:p>253.0378</text:p>
          </table:table-cell>
        </table:table-row>
        <table:table-row table:style-name="ro1">
          <table:table-cell office:value-type="string" calcext:value-type="string">
            <text:p>RDN/BTC-VOLEX</text:p>
          </table:table-cell>
          <table:table-cell office:value-type="string" calcext:value-type="string">
            <text:p>336.3675%</text:p>
          </table:table-cell>
          <table:table-cell table:formula="of:=SUBSTITUTE([.B115]; &quot;%&quot;; &quot;&quot;)" office:value-type="string" office:string-value="336.3675" calcext:value-type="string">
            <text:p>336.3675</text:p>
          </table:table-cell>
        </table:table-row>
        <table:table-row table:style-name="ro1">
          <table:table-cell office:value-type="string" calcext:value-type="string">
            <text:p>RDN/ETH-VOLEX</text:p>
          </table:table-cell>
          <table:table-cell office:value-type="string" calcext:value-type="string">
            <text:p>178.6375%</text:p>
          </table:table-cell>
          <table:table-cell table:formula="of:=SUBSTITUTE([.B116]; &quot;%&quot;; &quot;&quot;)" office:value-type="string" office:string-value="178.6375" calcext:value-type="string">
            <text:p>178.6375</text:p>
          </table:table-cell>
        </table:table-row>
        <table:table-row table:style-name="ro1">
          <table:table-cell table:style-name="ce1" office:value-type="string" calcext:value-type="string">
            <text:p>LRC/USD-VOLEX</text:p>
          </table:table-cell>
          <table:table-cell office:value-type="string" calcext:value-type="string">
            <text:p>344.2262%</text:p>
          </table:table-cell>
          <table:table-cell table:formula="of:=SUBSTITUTE([.B117]; &quot;%&quot;; &quot;&quot;)" office:value-type="string" office:string-value="344.2262" calcext:value-type="string">
            <text:p>344.2262</text:p>
          </table:table-cell>
        </table:table-row>
        <table:table-row table:style-name="ro1">
          <table:table-cell office:value-type="string" calcext:value-type="string">
            <text:p>LRC/BTC-VOLEX</text:p>
          </table:table-cell>
          <table:table-cell office:value-type="string" calcext:value-type="string">
            <text:p>262.2889%</text:p>
          </table:table-cell>
          <table:table-cell table:formula="of:=SUBSTITUTE([.B118]; &quot;%&quot;; &quot;&quot;)" office:value-type="string" office:string-value="262.2889" calcext:value-type="string">
            <text:p>262.2889</text:p>
          </table:table-cell>
        </table:table-row>
        <table:table-row table:style-name="ro1">
          <table:table-cell office:value-type="string" calcext:value-type="string">
            <text:p>LRC/ETH-VOLEX</text:p>
          </table:table-cell>
          <table:table-cell office:value-type="string" calcext:value-type="string">
            <text:p>579.9250%</text:p>
          </table:table-cell>
          <table:table-cell table:formula="of:=SUBSTITUTE([.B119]; &quot;%&quot;; &quot;&quot;)" office:value-type="string" office:string-value="579.9250" calcext:value-type="string">
            <text:p>579.9250</text:p>
          </table:table-cell>
        </table:table-row>
        <table:table-row table:style-name="ro1">
          <table:table-cell table:style-name="ce1" office:value-type="string" calcext:value-type="string">
            <text:p>WAX/USD-VOLEX</text:p>
          </table:table-cell>
          <table:table-cell office:value-type="string" calcext:value-type="string">
            <text:p>360.9694%</text:p>
          </table:table-cell>
          <table:table-cell table:formula="of:=SUBSTITUTE([.B120]; &quot;%&quot;; &quot;&quot;)" office:value-type="string" office:string-value="360.9694" calcext:value-type="string">
            <text:p>360.9694</text:p>
          </table:table-cell>
        </table:table-row>
        <table:table-row table:style-name="ro1">
          <table:table-cell office:value-type="string" calcext:value-type="string">
            <text:p>WAX/BTC-VOLEX</text:p>
          </table:table-cell>
          <table:table-cell office:value-type="string" calcext:value-type="string">
            <text:p>289.1746%</text:p>
          </table:table-cell>
          <table:table-cell table:formula="of:=SUBSTITUTE([.B121]; &quot;%&quot;; &quot;&quot;)" office:value-type="string" office:string-value="289.1746" calcext:value-type="string">
            <text:p>289.1746</text:p>
          </table:table-cell>
        </table:table-row>
        <table:table-row table:style-name="ro1">
          <table:table-cell office:value-type="string" calcext:value-type="string">
            <text:p>WAX/ETH-VOLEX</text:p>
          </table:table-cell>
          <table:table-cell office:value-type="string" calcext:value-type="string">
            <text:p>385.3398%</text:p>
          </table:table-cell>
          <table:table-cell table:formula="of:=SUBSTITUTE([.B122]; &quot;%&quot;; &quot;&quot;)" office:value-type="string" office:string-value="385.3398" calcext:value-type="string">
            <text:p>385.3398</text:p>
          </table:table-cell>
        </table:table-row>
        <table:table-row table:style-name="ro1">
          <table:table-cell table:style-name="ce1" office:value-type="string" calcext:value-type="string">
            <text:p>DAI/USD-VOLEX</text:p>
          </table:table-cell>
          <table:table-cell office:value-type="string" calcext:value-type="string">
            <text:p>21.8335%</text:p>
          </table:table-cell>
          <table:table-cell table:formula="of:=SUBSTITUTE([.B123]; &quot;%&quot;; &quot;&quot;)" office:value-type="string" office:string-value="21.8335" calcext:value-type="string">
            <text:p>21.8335</text:p>
          </table:table-cell>
        </table:table-row>
        <table:table-row table:style-name="ro1">
          <table:table-cell office:value-type="string" calcext:value-type="string">
            <text:p>DAI/BTC-VOLEX</text:p>
          </table:table-cell>
          <table:table-cell office:value-type="string" calcext:value-type="string">
            <text:p>58.7886%</text:p>
          </table:table-cell>
          <table:table-cell table:formula="of:=SUBSTITUTE([.B124]; &quot;%&quot;; &quot;&quot;)" office:value-type="string" office:string-value="58.7886" calcext:value-type="string">
            <text:p>58.7886</text:p>
          </table:table-cell>
        </table:table-row>
        <table:table-row table:style-name="ro1">
          <table:table-cell office:value-type="string" calcext:value-type="string">
            <text:p>DAI/ETH-VOLEX</text:p>
          </table:table-cell>
          <table:table-cell office:value-type="string" calcext:value-type="string">
            <text:p>115.2449%</text:p>
          </table:table-cell>
          <table:table-cell table:formula="of:=SUBSTITUTE([.B125]; &quot;%&quot;; &quot;&quot;)" office:value-type="string" office:string-value="115.2449" calcext:value-type="string">
            <text:p>115.2449</text:p>
          </table:table-cell>
        </table:table-row>
        <table:table-row table:style-name="ro1">
          <table:table-cell table:style-name="ce1" office:value-type="string" calcext:value-type="string">
            <text:p>CFI/USD-VOLEX</text:p>
          </table:table-cell>
          <table:table-cell office:value-type="string" calcext:value-type="string">
            <text:p>240.8914%</text:p>
          </table:table-cell>
          <table:table-cell table:formula="of:=SUBSTITUTE([.B126]; &quot;%&quot;; &quot;&quot;)" office:value-type="string" office:string-value="240.8914" calcext:value-type="string">
            <text:p>240.8914</text:p>
          </table:table-cell>
        </table:table-row>
        <table:table-row table:style-name="ro1">
          <table:table-cell office:value-type="string" calcext:value-type="string">
            <text:p>CFI/BTC-VOLEX</text:p>
          </table:table-cell>
          <table:table-cell office:value-type="string" calcext:value-type="string">
            <text:p>260.8966%</text:p>
          </table:table-cell>
          <table:table-cell table:formula="of:=SUBSTITUTE([.B127]; &quot;%&quot;; &quot;&quot;)" office:value-type="string" office:string-value="260.8966" calcext:value-type="string">
            <text:p>260.8966</text:p>
          </table:table-cell>
        </table:table-row>
        <table:table-row table:style-name="ro1">
          <table:table-cell office:value-type="string" calcext:value-type="string">
            <text:p>CFI/ETH-VOLEX</text:p>
          </table:table-cell>
          <table:table-cell office:value-type="string" calcext:value-type="string">
            <text:p>255.8278%</text:p>
          </table:table-cell>
          <table:table-cell table:formula="of:=SUBSTITUTE([.B128]; &quot;%&quot;; &quot;&quot;)" office:value-type="string" office:string-value="255.8278" calcext:value-type="string">
            <text:p>255.8278</text:p>
          </table:table-cell>
        </table:table-row>
        <table:table-row table:style-name="ro1">
          <table:table-cell table:style-name="ce1" office:value-type="string" calcext:value-type="string">
            <text:p>AGI/USD-VOLEX</text:p>
          </table:table-cell>
          <table:table-cell office:value-type="string" calcext:value-type="string">
            <text:p>144.6591%</text:p>
          </table:table-cell>
          <table:table-cell table:formula="of:=SUBSTITUTE([.B129]; &quot;%&quot;; &quot;&quot;)" office:value-type="string" office:string-value="144.6591" calcext:value-type="string">
            <text:p>144.6591</text:p>
          </table:table-cell>
        </table:table-row>
        <table:table-row table:style-name="ro1">
          <table:table-cell office:value-type="string" calcext:value-type="string">
            <text:p>AGI/BTC-VOLEX</text:p>
          </table:table-cell>
          <table:table-cell office:value-type="string" calcext:value-type="string">
            <text:p>179.0702%</text:p>
          </table:table-cell>
          <table:table-cell table:formula="of:=SUBSTITUTE([.B130]; &quot;%&quot;; &quot;&quot;)" office:value-type="string" office:string-value="179.0702" calcext:value-type="string">
            <text:p>179.0702</text:p>
          </table:table-cell>
        </table:table-row>
        <table:table-row table:style-name="ro1">
          <table:table-cell office:value-type="string" calcext:value-type="string">
            <text:p>AGI/ETH-VOLEX</text:p>
          </table:table-cell>
          <table:table-cell office:value-type="string" calcext:value-type="string">
            <text:p>186.2555%</text:p>
          </table:table-cell>
          <table:table-cell table:formula="of:=SUBSTITUTE([.B131]; &quot;%&quot;; &quot;&quot;)" office:value-type="string" office:string-value="186.2555" calcext:value-type="string">
            <text:p>186.2555</text:p>
          </table:table-cell>
        </table:table-row>
        <table:table-row table:style-name="ro1">
          <table:table-cell table:style-name="ce1" office:value-type="string" calcext:value-type="string">
            <text:p>BFT/USD-VOLEX</text:p>
          </table:table-cell>
          <table:table-cell office:value-type="string" calcext:value-type="string">
            <text:p>235.4819%</text:p>
          </table:table-cell>
          <table:table-cell table:formula="of:=SUBSTITUTE([.B132]; &quot;%&quot;; &quot;&quot;)" office:value-type="string" office:string-value="235.4819" calcext:value-type="string">
            <text:p>235.4819</text:p>
          </table:table-cell>
        </table:table-row>
        <table:table-row table:style-name="ro1">
          <table:table-cell office:value-type="string" calcext:value-type="string">
            <text:p>BFT/BTC-VOLEX</text:p>
          </table:table-cell>
          <table:table-cell office:value-type="string" calcext:value-type="string">
            <text:p>231.4674%</text:p>
          </table:table-cell>
          <table:table-cell table:formula="of:=SUBSTITUTE([.B133]; &quot;%&quot;; &quot;&quot;)" office:value-type="string" office:string-value="231.4674" calcext:value-type="string">
            <text:p>231.4674</text:p>
          </table:table-cell>
        </table:table-row>
        <table:table-row table:style-name="ro1">
          <table:table-cell office:value-type="string" calcext:value-type="string">
            <text:p>BFT/ETH-VOLEX</text:p>
          </table:table-cell>
          <table:table-cell office:value-type="string" calcext:value-type="string">
            <text:p>186.5079%</text:p>
          </table:table-cell>
          <table:table-cell table:formula="of:=SUBSTITUTE([.B134]; &quot;%&quot;; &quot;&quot;)" office:value-type="string" office:string-value="186.5079" calcext:value-type="string">
            <text:p>186.5079</text:p>
          </table:table-cell>
        </table:table-row>
        <table:table-row table:style-name="ro1">
          <table:table-cell table:style-name="ce1" office:value-type="string" calcext:value-type="string">
            <text:p>MTN/USD-VOLEX</text:p>
          </table:table-cell>
          <table:table-cell office:value-type="string" calcext:value-type="string">
            <text:p>527.4359%</text:p>
          </table:table-cell>
          <table:table-cell table:formula="of:=SUBSTITUTE([.B135]; &quot;%&quot;; &quot;&quot;)" office:value-type="string" office:string-value="527.4359" calcext:value-type="string">
            <text:p>527.4359</text:p>
          </table:table-cell>
        </table:table-row>
        <table:table-row table:style-name="ro1">
          <table:table-cell office:value-type="string" calcext:value-type="string">
            <text:p>MTN/BTC-VOLEX</text:p>
          </table:table-cell>
          <table:table-cell office:value-type="string" calcext:value-type="string">
            <text:p>659.3965%</text:p>
          </table:table-cell>
          <table:table-cell table:formula="of:=SUBSTITUTE([.B136]; &quot;%&quot;; &quot;&quot;)" office:value-type="string" office:string-value="659.3965" calcext:value-type="string">
            <text:p>659.3965</text:p>
          </table:table-cell>
        </table:table-row>
        <table:table-row table:style-name="ro1">
          <table:table-cell office:value-type="string" calcext:value-type="string">
            <text:p>MTN/ETH-VOLEX</text:p>
          </table:table-cell>
          <table:table-cell office:value-type="string" calcext:value-type="string">
            <text:p>591.5124%</text:p>
          </table:table-cell>
          <table:table-cell table:formula="of:=SUBSTITUTE([.B137]; &quot;%&quot;; &quot;&quot;)" office:value-type="string" office:string-value="591.5124" calcext:value-type="string">
            <text:p>591.5124</text:p>
          </table:table-cell>
        </table:table-row>
        <table:table-row table:style-name="ro1">
          <table:table-cell table:style-name="ce1" office:value-type="string" calcext:value-type="string">
            <text:p>ODE/USD-VOLEX</text:p>
          </table:table-cell>
          <table:table-cell office:value-type="string" calcext:value-type="string">
            <text:p>359.7674%</text:p>
          </table:table-cell>
          <table:table-cell table:formula="of:=SUBSTITUTE([.B138]; &quot;%&quot;; &quot;&quot;)" office:value-type="string" office:string-value="359.7674" calcext:value-type="string">
            <text:p>359.7674</text:p>
          </table:table-cell>
        </table:table-row>
        <table:table-row table:style-name="ro1">
          <table:table-cell office:value-type="string" calcext:value-type="string">
            <text:p>ODE/BTC-VOLEX</text:p>
          </table:table-cell>
          <table:table-cell office:value-type="string" calcext:value-type="string">
            <text:p>396.9162%</text:p>
          </table:table-cell>
          <table:table-cell table:formula="of:=SUBSTITUTE([.B139]; &quot;%&quot;; &quot;&quot;)" office:value-type="string" office:string-value="396.9162" calcext:value-type="string">
            <text:p>396.9162</text:p>
          </table:table-cell>
        </table:table-row>
        <table:table-row table:style-name="ro1">
          <table:table-cell office:value-type="string" calcext:value-type="string">
            <text:p>ODE/ETH-VOLEX</text:p>
          </table:table-cell>
          <table:table-cell office:value-type="string" calcext:value-type="string">
            <text:p>353.9633%</text:p>
          </table:table-cell>
          <table:table-cell table:formula="of:=SUBSTITUTE([.B140]; &quot;%&quot;; &quot;&quot;)" office:value-type="string" office:string-value="353.9633" calcext:value-type="string">
            <text:p>353.9633</text:p>
          </table:table-cell>
        </table:table-row>
        <table:table-row table:style-name="ro1">
          <table:table-cell table:style-name="ce1" office:value-type="string" calcext:value-type="string">
            <text:p>ANT/USD-VOLEX</text:p>
          </table:table-cell>
          <table:table-cell office:value-type="string" calcext:value-type="string">
            <text:p>299.2414%</text:p>
          </table:table-cell>
          <table:table-cell table:formula="of:=SUBSTITUTE([.B141]; &quot;%&quot;; &quot;&quot;)" office:value-type="string" office:string-value="299.2414" calcext:value-type="string">
            <text:p>299.2414</text:p>
          </table:table-cell>
        </table:table-row>
        <table:table-row table:style-name="ro1">
          <table:table-cell office:value-type="string" calcext:value-type="string">
            <text:p>ANT/BTC-VOLEX</text:p>
          </table:table-cell>
          <table:table-cell office:value-type="string" calcext:value-type="string">
            <text:p>347.6221%</text:p>
          </table:table-cell>
          <table:table-cell table:formula="of:=SUBSTITUTE([.B142]; &quot;%&quot;; &quot;&quot;)" office:value-type="string" office:string-value="347.6221" calcext:value-type="string">
            <text:p>347.6221</text:p>
          </table:table-cell>
        </table:table-row>
        <table:table-row table:style-name="ro1">
          <table:table-cell office:value-type="string" calcext:value-type="string">
            <text:p>ANT/ETH-VOLEX</text:p>
          </table:table-cell>
          <table:table-cell office:value-type="string" calcext:value-type="string">
            <text:p>324.1205%</text:p>
          </table:table-cell>
          <table:table-cell table:formula="of:=SUBSTITUTE([.B143]; &quot;%&quot;; &quot;&quot;)" office:value-type="string" office:string-value="324.1205" calcext:value-type="string">
            <text:p>324.1205</text:p>
          </table:table-cell>
        </table:table-row>
        <table:table-row table:style-name="ro1">
          <table:table-cell table:style-name="ce1" office:value-type="string" calcext:value-type="string">
            <text:p>DTH/USD-VOLEX</text:p>
          </table:table-cell>
          <table:table-cell office:value-type="string" calcext:value-type="string">
            <text:p>369.3833%</text:p>
          </table:table-cell>
          <table:table-cell table:formula="of:=SUBSTITUTE([.B144]; &quot;%&quot;; &quot;&quot;)" office:value-type="string" office:string-value="369.3833" calcext:value-type="string">
            <text:p>369.3833</text:p>
          </table:table-cell>
        </table:table-row>
        <table:table-row table:style-name="ro1">
          <table:table-cell office:value-type="string" calcext:value-type="string">
            <text:p>DTH/BTC-VOLEX</text:p>
          </table:table-cell>
          <table:table-cell office:value-type="string" calcext:value-type="string">
            <text:p>348.2667%</text:p>
          </table:table-cell>
          <table:table-cell table:formula="of:=SUBSTITUTE([.B145]; &quot;%&quot;; &quot;&quot;)" office:value-type="string" office:string-value="348.2667" calcext:value-type="string">
            <text:p>348.2667</text:p>
          </table:table-cell>
        </table:table-row>
        <table:table-row table:style-name="ro1">
          <table:table-cell office:value-type="string" calcext:value-type="string">
            <text:p>DTH/ETH-VOLEX</text:p>
          </table:table-cell>
          <table:table-cell office:value-type="string" calcext:value-type="string">
            <text:p>340.9767%</text:p>
          </table:table-cell>
          <table:table-cell table:formula="of:=SUBSTITUTE([.B146]; &quot;%&quot;; &quot;&quot;)" office:value-type="string" office:string-value="340.9767" calcext:value-type="string">
            <text:p>340.9767</text:p>
          </table:table-cell>
        </table:table-row>
        <table:table-row table:style-name="ro1">
          <table:table-cell table:style-name="ce1" office:value-type="string" calcext:value-type="string">
            <text:p>MIT/USD-VOLEX</text:p>
          </table:table-cell>
          <table:table-cell office:value-type="string" calcext:value-type="string">
            <text:p>359.0502%</text:p>
          </table:table-cell>
          <table:table-cell table:formula="of:=SUBSTITUTE([.B147]; &quot;%&quot;; &quot;&quot;)" office:value-type="string" office:string-value="359.0502" calcext:value-type="string">
            <text:p>359.0502</text:p>
          </table:table-cell>
        </table:table-row>
        <table:table-row table:style-name="ro1">
          <table:table-cell office:value-type="string" calcext:value-type="string">
            <text:p>MIT/BTC-VOLEX</text:p>
          </table:table-cell>
          <table:table-cell office:value-type="string" calcext:value-type="string">
            <text:p>313.7377%</text:p>
          </table:table-cell>
          <table:table-cell table:formula="of:=SUBSTITUTE([.B148]; &quot;%&quot;; &quot;&quot;)" office:value-type="string" office:string-value="313.7377" calcext:value-type="string">
            <text:p>313.7377</text:p>
          </table:table-cell>
        </table:table-row>
        <table:table-row table:style-name="ro1">
          <table:table-cell office:value-type="string" calcext:value-type="string">
            <text:p>MIT/ETH-VOLEX</text:p>
          </table:table-cell>
          <table:table-cell office:value-type="string" calcext:value-type="string">
            <text:p>673.5564%</text:p>
          </table:table-cell>
          <table:table-cell table:formula="of:=SUBSTITUTE([.B149]; &quot;%&quot;; &quot;&quot;)" office:value-type="string" office:string-value="673.5564" calcext:value-type="string">
            <text:p>673.5564</text:p>
          </table:table-cell>
        </table:table-row>
        <table:table-row table:style-name="ro1">
          <table:table-cell table:style-name="ce1" office:value-type="string" calcext:value-type="string">
            <text:p>STJ/USD-VOLEX</text:p>
          </table:table-cell>
          <table:table-cell office:value-type="string" calcext:value-type="string">
            <text:p>390.8108%</text:p>
          </table:table-cell>
          <table:table-cell table:formula="of:=SUBSTITUTE([.B150]; &quot;%&quot;; &quot;&quot;)" office:value-type="string" office:string-value="390.8108" calcext:value-type="string">
            <text:p>390.8108</text:p>
          </table:table-cell>
        </table:table-row>
        <table:table-row table:style-name="ro1">
          <table:table-cell office:value-type="string" calcext:value-type="string">
            <text:p>STJ/BTC-VOLEX</text:p>
          </table:table-cell>
          <table:table-cell office:value-type="string" calcext:value-type="string">
            <text:p>317.3690%</text:p>
          </table:table-cell>
          <table:table-cell table:formula="of:=SUBSTITUTE([.B151]; &quot;%&quot;; &quot;&quot;)" office:value-type="string" office:string-value="317.3690" calcext:value-type="string">
            <text:p>317.3690</text:p>
          </table:table-cell>
        </table:table-row>
        <table:table-row table:style-name="ro1">
          <table:table-cell office:value-type="string" calcext:value-type="string">
            <text:p>STJ/ETH-VOLEX</text:p>
          </table:table-cell>
          <table:table-cell office:value-type="string" calcext:value-type="string">
            <text:p>1,646.7769%</text:p>
          </table:table-cell>
          <table:table-cell table:formula="of:=SUBSTITUTE([.B152]; &quot;%&quot;; &quot;&quot;)" office:value-type="string" office:string-value="1,646.7769" calcext:value-type="string">
            <text:p>1,646.7769</text:p>
          </table:table-cell>
        </table:table-row>
        <table:table-row table:style-name="ro1">
          <table:table-cell table:style-name="ce1" office:value-type="string" calcext:value-type="string">
            <text:p>XLM/USD-VOLEX</text:p>
          </table:table-cell>
          <table:table-cell office:value-type="string" calcext:value-type="string">
            <text:p>173.8732%</text:p>
          </table:table-cell>
          <table:table-cell table:formula="of:=SUBSTITUTE([.B153]; &quot;%&quot;; &quot;&quot;)" office:value-type="string" office:string-value="173.8732" calcext:value-type="string">
            <text:p>173.8732</text:p>
          </table:table-cell>
        </table:table-row>
        <table:table-row table:style-name="ro1">
          <table:table-cell office:value-type="string" calcext:value-type="string">
            <text:p>XLM/BTC-VOLEX</text:p>
          </table:table-cell>
          <table:table-cell office:value-type="string" calcext:value-type="string">
            <text:p>126.7509%</text:p>
          </table:table-cell>
          <table:table-cell table:formula="of:=SUBSTITUTE([.B154]; &quot;%&quot;; &quot;&quot;)" office:value-type="string" office:string-value="126.7509" calcext:value-type="string">
            <text:p>126.7509</text:p>
          </table:table-cell>
        </table:table-row>
        <table:table-row table:style-name="ro1">
          <table:table-cell office:value-type="string" calcext:value-type="string">
            <text:p>XLM/ETH-VOLEX</text:p>
          </table:table-cell>
          <table:table-cell office:value-type="string" calcext:value-type="string">
            <text:p>117.2976%</text:p>
          </table:table-cell>
          <table:table-cell table:formula="of:=SUBSTITUTE([.B155]; &quot;%&quot;; &quot;&quot;)" office:value-type="string" office:string-value="117.2976" calcext:value-type="string">
            <text:p>117.2976</text:p>
          </table:table-cell>
        </table:table-row>
        <table:table-row table:style-name="ro1">
          <table:table-cell table:style-name="ce1" office:value-type="string" calcext:value-type="string">
            <text:p>XVG/USD-VOLEX</text:p>
          </table:table-cell>
          <table:table-cell office:value-type="string" calcext:value-type="string">
            <text:p>174.8179%</text:p>
          </table:table-cell>
          <table:table-cell table:formula="of:=SUBSTITUTE([.B156]; &quot;%&quot;; &quot;&quot;)" office:value-type="string" office:string-value="174.8179" calcext:value-type="string">
            <text:p>174.8179</text:p>
          </table:table-cell>
        </table:table-row>
        <table:table-row table:style-name="ro1">
          <table:table-cell office:value-type="string" calcext:value-type="string">
            <text:p>XVG/BTC-VOLEX</text:p>
          </table:table-cell>
          <table:table-cell office:value-type="string" calcext:value-type="string">
            <text:p>128.1327%</text:p>
          </table:table-cell>
          <table:table-cell table:formula="of:=SUBSTITUTE([.B157]; &quot;%&quot;; &quot;&quot;)" office:value-type="string" office:string-value="128.1327" calcext:value-type="string">
            <text:p>128.1327</text:p>
          </table:table-cell>
        </table:table-row>
        <table:table-row table:style-name="ro1">
          <table:table-cell office:value-type="string" calcext:value-type="string">
            <text:p>XVG/ETH-VOLEX</text:p>
          </table:table-cell>
          <table:table-cell office:value-type="string" calcext:value-type="string">
            <text:p>232.3812%</text:p>
          </table:table-cell>
          <table:table-cell table:formula="of:=SUBSTITUTE([.B158]; &quot;%&quot;; &quot;&quot;)" office:value-type="string" office:string-value="232.3812" calcext:value-type="string">
            <text:p>232.3812</text:p>
          </table:table-cell>
        </table:table-row>
        <table:table-row table:style-name="ro1">
          <table:table-cell table:style-name="ce1" office:value-type="string" calcext:value-type="string">
            <text:p>BCI/USD-VOLEX</text:p>
          </table:table-cell>
          <table:table-cell office:value-type="string" calcext:value-type="string">
            <text:p>388.6131%</text:p>
          </table:table-cell>
          <table:table-cell table:formula="of:=SUBSTITUTE([.B159]; &quot;%&quot;; &quot;&quot;)" office:value-type="string" office:string-value="388.6131" calcext:value-type="string">
            <text:p>388.6131</text:p>
          </table:table-cell>
        </table:table-row>
        <table:table-row table:style-name="ro1">
          <table:table-cell office:value-type="string" calcext:value-type="string">
            <text:p>BCI/BTC-VOLEX</text:p>
          </table:table-cell>
          <table:table-cell office:value-type="string" calcext:value-type="string">
            <text:p>431.0531%</text:p>
          </table:table-cell>
          <table:table-cell table:formula="of:=SUBSTITUTE([.B160]; &quot;%&quot;; &quot;&quot;)" office:value-type="string" office:string-value="431.0531" calcext:value-type="string">
            <text:p>431.0531</text:p>
          </table:table-cell>
        </table:table-row>
        <table:table-row table:style-name="ro1">
          <table:table-cell table:style-name="ce1" office:value-type="string" calcext:value-type="string">
            <text:p>MKR/USD-VOLEX</text:p>
          </table:table-cell>
          <table:table-cell office:value-type="string" calcext:value-type="string">
            <text:p>0.0000%</text:p>
          </table:table-cell>
          <table:table-cell table:formula="of:=SUBSTITUTE([.B161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MKR/BTC-VOLEX</text:p>
          </table:table-cell>
          <table:table-cell office:value-type="string" calcext:value-type="string">
            <text:p>0.0000%</text:p>
          </table:table-cell>
          <table:table-cell table:formula="of:=SUBSTITUTE([.B162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MKR/ETH-VOLEX</text:p>
          </table:table-cell>
          <table:table-cell office:value-type="string" calcext:value-type="string">
            <text:p>0.0000%</text:p>
          </table:table-cell>
          <table:table-cell table:formula="of:=SUBSTITUTE([.B163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VEN/USD-VOLEX</text:p>
          </table:table-cell>
          <table:table-cell office:value-type="string" calcext:value-type="string">
            <text:p>0.0000%</text:p>
          </table:table-cell>
          <table:table-cell table:formula="of:=SUBSTITUTE([.B164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VEN/BTC-VOLEX</text:p>
          </table:table-cell>
          <table:table-cell office:value-type="string" calcext:value-type="string">
            <text:p>0.0000%</text:p>
          </table:table-cell>
          <table:table-cell table:formula="of:=SUBSTITUTE([.B165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VEN/ETH-VOLEX</text:p>
          </table:table-cell>
          <table:table-cell office:value-type="string" calcext:value-type="string">
            <text:p>0.0000%</text:p>
          </table:table-cell>
          <table:table-cell table:formula="of:=SUBSTITUTE([.B166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KNC/USD-VOLEX</text:p>
          </table:table-cell>
          <table:table-cell office:value-type="string" calcext:value-type="string">
            <text:p>0.0000%</text:p>
          </table:table-cell>
          <table:table-cell table:formula="of:=SUBSTITUTE([.B167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KNC/BTC-VOLEX</text:p>
          </table:table-cell>
          <table:table-cell office:value-type="string" calcext:value-type="string">
            <text:p>0.0000%</text:p>
          </table:table-cell>
          <table:table-cell table:formula="of:=SUBSTITUTE([.B168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KNC/ETH-VOLEX</text:p>
          </table:table-cell>
          <table:table-cell office:value-type="string" calcext:value-type="string">
            <text:p>0.0000%</text:p>
          </table:table-cell>
          <table:table-cell table:formula="of:=SUBSTITUTE([.B169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POA/USD-VOLEX</text:p>
          </table:table-cell>
          <table:table-cell office:value-type="string" calcext:value-type="string">
            <text:p>0.0000%</text:p>
          </table:table-cell>
          <table:table-cell table:formula="of:=SUBSTITUTE([.B170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POA/BTC-VOLEX</text:p>
          </table:table-cell>
          <table:table-cell office:value-type="string" calcext:value-type="string">
            <text:p>0.0000%</text:p>
          </table:table-cell>
          <table:table-cell table:formula="of:=SUBSTITUTE([.B171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POA/ETH-VOLEX</text:p>
          </table:table-cell>
          <table:table-cell office:value-type="string" calcext:value-type="string">
            <text:p>0.0000%</text:p>
          </table:table-cell>
          <table:table-cell table:formula="of:=SUBSTITUTE([.B172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LYM/USD-VOLEX</text:p>
          </table:table-cell>
          <table:table-cell office:value-type="string" calcext:value-type="string">
            <text:p>0.0000%</text:p>
          </table:table-cell>
          <table:table-cell table:formula="of:=SUBSTITUTE([.B173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LYM/BTC-VOLEX</text:p>
          </table:table-cell>
          <table:table-cell office:value-type="string" calcext:value-type="string">
            <text:p>0.0000%</text:p>
          </table:table-cell>
          <table:table-cell table:formula="of:=SUBSTITUTE([.B174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LYM/ETH-VOLEX</text:p>
          </table:table-cell>
          <table:table-cell office:value-type="string" calcext:value-type="string">
            <text:p>0.0000%</text:p>
          </table:table-cell>
          <table:table-cell table:formula="of:=SUBSTITUTE([.B175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UTK/USD-VOLEX</text:p>
          </table:table-cell>
          <table:table-cell office:value-type="string" calcext:value-type="string">
            <text:p>0.0000%</text:p>
          </table:table-cell>
          <table:table-cell table:formula="of:=SUBSTITUTE([.B176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UTK/BTC-VOLEX</text:p>
          </table:table-cell>
          <table:table-cell office:value-type="string" calcext:value-type="string">
            <text:p>0.0000%</text:p>
          </table:table-cell>
          <table:table-cell table:formula="of:=SUBSTITUTE([.B177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UTK/ETH-VOLEX</text:p>
          </table:table-cell>
          <table:table-cell office:value-type="string" calcext:value-type="string">
            <text:p>0.0000%</text:p>
          </table:table-cell>
          <table:table-cell table:formula="of:=SUBSTITUTE([.B178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VEE/USD-VOLEX</text:p>
          </table:table-cell>
          <table:table-cell office:value-type="string" calcext:value-type="string">
            <text:p>0.0000%</text:p>
          </table:table-cell>
          <table:table-cell table:formula="of:=SUBSTITUTE([.B179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VEE/BTC-VOLEX</text:p>
          </table:table-cell>
          <table:table-cell office:value-type="string" calcext:value-type="string">
            <text:p>0.0000%</text:p>
          </table:table-cell>
          <table:table-cell table:formula="of:=SUBSTITUTE([.B180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VEE/ETH-VOLEX</text:p>
          </table:table-cell>
          <table:table-cell office:value-type="string" calcext:value-type="string">
            <text:p>0.0000%</text:p>
          </table:table-cell>
          <table:table-cell table:formula="of:=SUBSTITUTE([.B181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DAD/USD-VOLEX</text:p>
          </table:table-cell>
          <table:table-cell office:value-type="string" calcext:value-type="string">
            <text:p>0.0000%</text:p>
          </table:table-cell>
          <table:table-cell table:formula="of:=SUBSTITUTE([.B182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DAD/BTC-VOLEX</text:p>
          </table:table-cell>
          <table:table-cell office:value-type="string" calcext:value-type="string">
            <text:p>0.0000%</text:p>
          </table:table-cell>
          <table:table-cell table:formula="of:=SUBSTITUTE([.B183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DAD/ETH-VOLEX</text:p>
          </table:table-cell>
          <table:table-cell office:value-type="string" calcext:value-type="string">
            <text:p>0.0000%</text:p>
          </table:table-cell>
          <table:table-cell table:formula="of:=SUBSTITUTE([.B184]; &quot;%&quot;; &quot;&quot;)" office:value-type="string" office:string-value="0.0000" calcext:value-type="string">
            <text:p>0.0000</text:p>
          </table:table-cell>
        </table:table-row>
      </table:table>
      <table:table table:name="Sheet2" table:style-name="ta1">
        <table:shapes>
          <draw:frame draw:z-index="0" draw:name="https://s2.coinmarketcap.com/static/img/coins/16x16/1765.png" draw:style-name="gr1" draw:text-style-name="P1" svg:width="11.96pt" svg:height="11.96pt" svg:x="63.98pt" svg:y="12.78pt">
            <draw:image xlink:href="https://s2.coinmarketcap.com/static/img/coins/16x16/1765.png" xlink:type="simple" xlink:show="embed" xlink:actuate="onLoad">
              <text:p/>
            </draw:image>
          </draw:frame>
          <draw:frame draw:z-index="1" draw:name="https://s2.coinmarketcap.com/static/img/coins/16x16/1.png" draw:style-name="gr1" draw:text-style-name="P1" svg:width="11.96pt" svg:height="11.96pt" svg:x="63.98pt" svg:y="25.6pt">
            <draw:image xlink:href="https://s2.coinmarketcap.com/static/img/coins/16x16/1.png" xlink:type="simple" xlink:show="embed" xlink:actuate="onLoad">
              <text:p/>
            </draw:image>
          </draw:frame>
          <draw:frame draw:z-index="2" draw:name="https://s2.coinmarketcap.com/static/img/coins/16x16/1027.png" draw:style-name="gr1" draw:text-style-name="P1" svg:width="11.96pt" svg:height="11.96pt" svg:x="63.98pt" svg:y="38.38pt">
            <draw:image xlink:href="https://s2.coinmarketcap.com/static/img/coins/16x16/1027.png" xlink:type="simple" xlink:show="embed" xlink:actuate="onLoad">
              <text:p/>
            </draw:image>
          </draw:frame>
          <draw:frame draw:z-index="3" draw:name="https://s2.coinmarketcap.com/static/img/coins/16x16/1831.png" draw:style-name="gr1" draw:text-style-name="P1" svg:width="11.96pt" svg:height="11.96pt" svg:x="63.98pt" svg:y="51.19pt">
            <draw:image xlink:href="https://s2.coinmarketcap.com/static/img/coins/16x16/1831.png" xlink:type="simple" xlink:show="embed" xlink:actuate="onLoad">
              <text:p/>
            </draw:image>
          </draw:frame>
          <draw:frame draw:z-index="4" draw:name="https://s2.coinmarketcap.com/static/img/coins/16x16/1765.png" draw:style-name="gr1" draw:text-style-name="P1" svg:width="11.96pt" svg:height="11.96pt" svg:x="63.98pt" svg:y="63.98pt">
            <draw:image xlink:href="https://s2.coinmarketcap.com/static/img/coins/16x16/1765.png" xlink:type="simple" xlink:show="embed" xlink:actuate="onLoad">
              <text:p/>
            </draw:image>
          </draw:frame>
          <draw:frame draw:z-index="5" draw:name="https://s2.coinmarketcap.com/static/img/coins/16x16/1720.png" draw:style-name="gr1" draw:text-style-name="P1" svg:width="11.96pt" svg:height="11.96pt" svg:x="63.98pt" svg:y="76.79pt">
            <draw:image xlink:href="https://s2.coinmarketcap.com/static/img/coins/16x16/1720.png" xlink:type="simple" xlink:show="embed" xlink:actuate="onLoad">
              <text:p/>
            </draw:image>
          </draw:frame>
          <draw:frame draw:z-index="6" draw:name="https://s2.coinmarketcap.com/static/img/coins/16x16/52.png" draw:style-name="gr1" draw:text-style-name="P1" svg:width="11.96pt" svg:height="11.96pt" svg:x="63.98pt" svg:y="89.57pt">
            <draw:image xlink:href="https://s2.coinmarketcap.com/static/img/coins/16x16/52.png" xlink:type="simple" xlink:show="embed" xlink:actuate="onLoad">
              <text:p/>
            </draw:image>
          </draw:frame>
          <draw:frame draw:z-index="7" draw:name="https://s2.coinmarketcap.com/static/img/coins/16x16/2.png" draw:style-name="gr1" draw:text-style-name="P1" svg:width="11.96pt" svg:height="11.96pt" svg:x="63.98pt" svg:y="102.39pt">
            <draw:image xlink:href="https://s2.coinmarketcap.com/static/img/coins/16x16/2.png" xlink:type="simple" xlink:show="embed" xlink:actuate="onLoad">
              <text:p/>
            </draw:image>
          </draw:frame>
          <draw:frame draw:z-index="8" draw:name="https://s2.coinmarketcap.com/static/img/coins/16x16/1831.png" draw:style-name="gr1" draw:text-style-name="P1" svg:width="11.96pt" svg:height="11.96pt" svg:x="63.98pt" svg:y="115.2pt">
            <draw:image xlink:href="https://s2.coinmarketcap.com/static/img/coins/16x16/1831.png" xlink:type="simple" xlink:show="embed" xlink:actuate="onLoad">
              <text:p/>
            </draw:image>
          </draw:frame>
          <draw:frame draw:z-index="9" draw:name="https://s2.coinmarketcap.com/static/img/coins/16x16/1.png" draw:style-name="gr1" draw:text-style-name="P1" svg:width="11.96pt" svg:height="11.96pt" svg:x="63.98pt" svg:y="127.98pt">
            <draw:image xlink:href="https://s2.coinmarketcap.com/static/img/coins/16x16/1.png" xlink:type="simple" xlink:show="embed" xlink:actuate="onLoad">
              <text:p/>
            </draw:image>
          </draw:frame>
          <draw:frame draw:z-index="10" draw:name="https://s2.coinmarketcap.com/static/img/coins/16x16/1027.png" draw:style-name="gr1" draw:text-style-name="P1" svg:width="11.96pt" svg:height="11.96pt" svg:x="63.98pt" svg:y="140.8pt">
            <draw:image xlink:href="https://s2.coinmarketcap.com/static/img/coins/16x16/1027.png" xlink:type="simple" xlink:show="embed" xlink:actuate="onLoad">
              <text:p/>
            </draw:image>
          </draw:frame>
          <draw:frame draw:z-index="11" draw:name="https://s2.coinmarketcap.com/static/img/coins/16x16/1321.png" draw:style-name="gr1" draw:text-style-name="P1" svg:width="11.96pt" svg:height="11.96pt" svg:x="63.98pt" svg:y="153.58pt">
            <draw:image xlink:href="https://s2.coinmarketcap.com/static/img/coins/16x16/1321.png" xlink:type="simple" xlink:show="embed" xlink:actuate="onLoad">
              <text:p/>
            </draw:image>
          </draw:frame>
          <draw:frame draw:z-index="12" draw:name="https://s2.coinmarketcap.com/static/img/coins/16x16/1437.png" draw:style-name="gr1" draw:text-style-name="P1" svg:width="11.96pt" svg:height="11.96pt" svg:x="63.98pt" svg:y="166.39pt">
            <draw:image xlink:href="https://s2.coinmarketcap.com/static/img/coins/16x16/1437.png" xlink:type="simple" xlink:show="embed" xlink:actuate="onLoad">
              <text:p/>
            </draw:image>
          </draw:frame>
          <draw:frame draw:z-index="13" draw:name="https://s2.coinmarketcap.com/static/img/coins/16x16/1720.png" draw:style-name="gr1" draw:text-style-name="P1" svg:width="11.96pt" svg:height="11.96pt" svg:x="63.98pt" svg:y="179.18pt">
            <draw:image xlink:href="https://s2.coinmarketcap.com/static/img/coins/16x16/1720.png" xlink:type="simple" xlink:show="embed" xlink:actuate="onLoad">
              <text:p/>
            </draw:image>
          </draw:frame>
          <draw:frame draw:z-index="14" draw:name="https://s2.coinmarketcap.com/static/img/coins/16x16/1765.png" draw:style-name="gr1" draw:text-style-name="P1" svg:width="11.96pt" svg:height="11.96pt" svg:x="63.98pt" svg:y="191.99pt">
            <draw:image xlink:href="https://s2.coinmarketcap.com/static/img/coins/16x16/1765.png" xlink:type="simple" xlink:show="embed" xlink:actuate="onLoad">
              <text:p/>
            </draw:image>
          </draw:frame>
          <draw:frame draw:z-index="15" draw:name="https://s2.coinmarketcap.com/static/img/coins/16x16/1321.png" draw:style-name="gr1" draw:text-style-name="P1" svg:width="11.96pt" svg:height="11.96pt" svg:x="63.98pt" svg:y="204.77pt">
            <draw:image xlink:href="https://s2.coinmarketcap.com/static/img/coins/16x16/1321.png" xlink:type="simple" xlink:show="embed" xlink:actuate="onLoad">
              <text:p/>
            </draw:image>
          </draw:frame>
          <draw:frame draw:z-index="16" draw:name="https://s2.coinmarketcap.com/static/img/coins/16x16/1376.png" draw:style-name="gr1" draw:text-style-name="P1" svg:width="11.96pt" svg:height="11.96pt" svg:x="63.98pt" svg:y="217.59pt">
            <draw:image xlink:href="https://s2.coinmarketcap.com/static/img/coins/16x16/1376.png" xlink:type="simple" xlink:show="embed" xlink:actuate="onLoad">
              <text:p/>
            </draw:image>
          </draw:frame>
          <draw:frame draw:z-index="17" draw:name="https://s2.coinmarketcap.com/static/img/coins/16x16/52.png" draw:style-name="gr1" draw:text-style-name="P1" svg:width="11.96pt" svg:height="11.96pt" svg:x="63.98pt" svg:y="230.4pt">
            <draw:image xlink:href="https://s2.coinmarketcap.com/static/img/coins/16x16/52.png" xlink:type="simple" xlink:show="embed" xlink:actuate="onLoad">
              <text:p/>
            </draw:image>
          </draw:frame>
          <draw:frame draw:z-index="18" draw:name="https://s2.coinmarketcap.com/static/img/coins/16x16/1765.png" draw:style-name="gr1" draw:text-style-name="P1" svg:width="11.96pt" svg:height="11.96pt" svg:x="63.98pt" svg:y="243.18pt">
            <draw:image xlink:href="https://s2.coinmarketcap.com/static/img/coins/16x16/1765.png" xlink:type="simple" xlink:show="embed" xlink:actuate="onLoad">
              <text:p/>
            </draw:image>
          </draw:frame>
          <draw:frame draw:z-index="19" draw:name="https://s2.coinmarketcap.com/static/img/coins/16x16/328.png" draw:style-name="gr1" draw:text-style-name="P1" svg:width="11.96pt" svg:height="11.96pt" svg:x="63.98pt" svg:y="256pt">
            <draw:image xlink:href="https://s2.coinmarketcap.com/static/img/coins/16x16/328.png" xlink:type="simple" xlink:show="embed" xlink:actuate="onLoad">
              <text:p/>
            </draw:image>
          </draw:frame>
          <draw:frame draw:z-index="20" draw:name="https://s2.coinmarketcap.com/static/img/coins/16x16/1765.png" draw:style-name="gr1" draw:text-style-name="P1" svg:width="11.96pt" svg:height="11.96pt" svg:x="63.98pt" svg:y="268.78pt">
            <draw:image xlink:href="https://s2.coinmarketcap.com/static/img/coins/16x16/1765.png" xlink:type="simple" xlink:show="embed" xlink:actuate="onLoad">
              <text:p/>
            </draw:image>
          </draw:frame>
          <draw:frame draw:z-index="21" draw:name="https://s2.coinmarketcap.com/static/img/coins/16x16/131.png" draw:style-name="gr1" draw:text-style-name="P1" svg:width="11.96pt" svg:height="11.96pt" svg:x="63.98pt" svg:y="281.59pt">
            <draw:image xlink:href="https://s2.coinmarketcap.com/static/img/coins/16x16/131.png" xlink:type="simple" xlink:show="embed" xlink:actuate="onLoad">
              <text:p/>
            </draw:image>
          </draw:frame>
          <draw:frame draw:z-index="22" draw:name="https://s2.coinmarketcap.com/static/img/coins/16x16/1765.png" draw:style-name="gr1" draw:text-style-name="P1" svg:width="11.96pt" svg:height="11.96pt" svg:x="63.98pt" svg:y="294.38pt">
            <draw:image xlink:href="https://s2.coinmarketcap.com/static/img/coins/16x16/1765.png" xlink:type="simple" xlink:show="embed" xlink:actuate="onLoad">
              <text:p/>
            </draw:image>
          </draw:frame>
          <draw:frame draw:z-index="23" draw:name="https://s2.coinmarketcap.com/static/img/coins/16x16/131.png" draw:style-name="gr1" draw:text-style-name="P1" svg:width="11.96pt" svg:height="11.96pt" svg:x="63.98pt" svg:y="307.19pt">
            <draw:image xlink:href="https://s2.coinmarketcap.com/static/img/coins/16x16/131.png" xlink:type="simple" xlink:show="embed" xlink:actuate="onLoad">
              <text:p/>
            </draw:image>
          </draw:frame>
          <draw:frame draw:z-index="24" draw:name="https://s2.coinmarketcap.com/static/img/coins/16x16/2.png" draw:style-name="gr1" draw:text-style-name="P1" svg:width="11.96pt" svg:height="11.96pt" svg:x="63.98pt" svg:y="319.97pt">
            <draw:image xlink:href="https://s2.coinmarketcap.com/static/img/coins/16x16/2.png" xlink:type="simple" xlink:show="embed" xlink:actuate="onLoad">
              <text:p/>
            </draw:image>
          </draw:frame>
          <draw:frame draw:z-index="25" draw:name="https://s2.coinmarketcap.com/static/img/coins/16x16/1.png" draw:style-name="gr1" draw:text-style-name="P1" svg:width="11.96pt" svg:height="11.96pt" svg:x="63.98pt" svg:y="332.79pt">
            <draw:image xlink:href="https://s2.coinmarketcap.com/static/img/coins/16x16/1.png" xlink:type="simple" xlink:show="embed" xlink:actuate="onLoad">
              <text:p/>
            </draw:image>
          </draw:frame>
          <draw:frame draw:z-index="26" draw:name="https://s2.coinmarketcap.com/static/img/coins/16x16/2083.png" draw:style-name="gr1" draw:text-style-name="P1" svg:width="11.96pt" svg:height="11.96pt" svg:x="63.98pt" svg:y="345.6pt">
            <draw:image xlink:href="https://s2.coinmarketcap.com/static/img/coins/16x16/2083.png" xlink:type="simple" xlink:show="embed" xlink:actuate="onLoad">
              <text:p/>
            </draw:image>
          </draw:frame>
          <draw:frame draw:z-index="27" draw:name="https://s2.coinmarketcap.com/static/img/coins/16x16/1720.png" draw:style-name="gr1" draw:text-style-name="P1" svg:width="11.96pt" svg:height="11.96pt" svg:x="63.98pt" svg:y="358.38pt">
            <draw:image xlink:href="https://s2.coinmarketcap.com/static/img/coins/16x16/1720.png" xlink:type="simple" xlink:show="embed" xlink:actuate="onLoad">
              <text:p/>
            </draw:image>
          </draw:frame>
          <draw:frame draw:z-index="28" draw:name="https://s2.coinmarketcap.com/static/img/coins/16x16/328.png" draw:style-name="gr1" draw:text-style-name="P1" svg:width="11.96pt" svg:height="11.96pt" svg:x="63.98pt" svg:y="371.2pt">
            <draw:image xlink:href="https://s2.coinmarketcap.com/static/img/coins/16x16/328.png" xlink:type="simple" xlink:show="embed" xlink:actuate="onLoad">
              <text:p/>
            </draw:image>
          </draw:frame>
          <draw:frame draw:z-index="29" draw:name="https://s2.coinmarketcap.com/static/img/coins/16x16/1.png" draw:style-name="gr1" draw:text-style-name="P1" svg:width="11.96pt" svg:height="11.96pt" svg:x="63.98pt" svg:y="383.98pt">
            <draw:image xlink:href="https://s2.coinmarketcap.com/static/img/coins/16x16/1.png" xlink:type="simple" xlink:show="embed" xlink:actuate="onLoad">
              <text:p/>
            </draw:image>
          </draw:frame>
          <draw:frame draw:z-index="30" draw:name="https://s2.coinmarketcap.com/static/img/coins/16x16/1437.png" draw:style-name="gr1" draw:text-style-name="P1" svg:width="11.96pt" svg:height="11.96pt" svg:x="63.98pt" svg:y="396.79pt">
            <draw:image xlink:href="https://s2.coinmarketcap.com/static/img/coins/16x16/1437.png" xlink:type="simple" xlink:show="embed" xlink:actuate="onLoad">
              <text:p/>
            </draw:image>
          </draw:frame>
          <draw:frame draw:z-index="31" draw:name="https://s2.coinmarketcap.com/static/img/coins/16x16/1027.png" draw:style-name="gr1" draw:text-style-name="P1" svg:width="11.96pt" svg:height="11.96pt" svg:x="63.98pt" svg:y="409.58pt">
            <draw:image xlink:href="https://s2.coinmarketcap.com/static/img/coins/16x16/1027.png" xlink:type="simple" xlink:show="embed" xlink:actuate="onLoad">
              <text:p/>
            </draw:image>
          </draw:frame>
          <draw:frame draw:z-index="32" draw:name="https://s2.coinmarketcap.com/static/img/coins/16x16/1027.png" draw:style-name="gr1" draw:text-style-name="P1" svg:width="11.96pt" svg:height="11.96pt" svg:x="63.98pt" svg:y="422.39pt">
            <draw:image xlink:href="https://s2.coinmarketcap.com/static/img/coins/16x16/1027.png" xlink:type="simple" xlink:show="embed" xlink:actuate="onLoad">
              <text:p/>
            </draw:image>
          </draw:frame>
          <draw:frame draw:z-index="33" draw:name="https://s2.coinmarketcap.com/static/img/coins/16x16/2631.png" draw:style-name="gr1" draw:text-style-name="P1" svg:width="11.96pt" svg:height="11.96pt" svg:x="63.98pt" svg:y="435.17pt">
            <draw:image xlink:href="https://s2.coinmarketcap.com/static/img/coins/16x16/2631.png" xlink:type="simple" xlink:show="embed" xlink:actuate="onLoad">
              <text:p/>
            </draw:image>
          </draw:frame>
          <draw:frame draw:z-index="34" draw:name="https://s2.coinmarketcap.com/static/img/coins/16x16/1376.png" draw:style-name="gr1" draw:text-style-name="P1" svg:width="11.96pt" svg:height="11.96pt" svg:x="63.98pt" svg:y="447.99pt">
            <draw:image xlink:href="https://s2.coinmarketcap.com/static/img/coins/16x16/1376.png" xlink:type="simple" xlink:show="embed" xlink:actuate="onLoad">
              <text:p/>
            </draw:image>
          </draw:frame>
          <draw:frame draw:z-index="35" draw:name="https://s2.coinmarketcap.com/static/img/coins/16x16/1720.png" draw:style-name="gr1" draw:text-style-name="P1" svg:width="11.96pt" svg:height="11.96pt" svg:x="63.98pt" svg:y="460.8pt">
            <draw:image xlink:href="https://s2.coinmarketcap.com/static/img/coins/16x16/1720.png" xlink:type="simple" xlink:show="embed" xlink:actuate="onLoad">
              <text:p/>
            </draw:image>
          </draw:frame>
          <draw:frame draw:z-index="36" draw:name="https://s2.coinmarketcap.com/static/img/coins/16x16/2083.png" draw:style-name="gr1" draw:text-style-name="P1" svg:width="11.96pt" svg:height="11.96pt" svg:x="63.98pt" svg:y="473.58pt">
            <draw:image xlink:href="https://s2.coinmarketcap.com/static/img/coins/16x16/2083.png" xlink:type="simple" xlink:show="embed" xlink:actuate="onLoad">
              <text:p/>
            </draw:image>
          </draw:frame>
          <draw:frame draw:z-index="37" draw:name="https://s2.coinmarketcap.com/static/img/coins/16x16/1027.png" draw:style-name="gr1" draw:text-style-name="P1" svg:width="11.96pt" svg:height="11.96pt" svg:x="63.98pt" svg:y="486.4pt">
            <draw:image xlink:href="https://s2.coinmarketcap.com/static/img/coins/16x16/1027.png" xlink:type="simple" xlink:show="embed" xlink:actuate="onLoad">
              <text:p/>
            </draw:image>
          </draw:frame>
          <draw:frame draw:z-index="38" draw:name="https://s2.coinmarketcap.com/static/img/coins/16x16/1703.png" draw:style-name="gr1" draw:text-style-name="P1" svg:width="11.96pt" svg:height="11.96pt" svg:x="63.98pt" svg:y="499.18pt">
            <draw:image xlink:href="https://s2.coinmarketcap.com/static/img/coins/16x16/1703.png" xlink:type="simple" xlink:show="embed" xlink:actuate="onLoad">
              <text:p/>
            </draw:image>
          </draw:frame>
          <draw:frame draw:z-index="39" draw:name="https://s2.coinmarketcap.com/static/img/coins/16x16/2631.png" draw:style-name="gr1" draw:text-style-name="P1" svg:width="11.96pt" svg:height="11.96pt" svg:x="63.98pt" svg:y="511.99pt">
            <draw:image xlink:href="https://s2.coinmarketcap.com/static/img/coins/16x16/2631.png" xlink:type="simple" xlink:show="embed" xlink:actuate="onLoad">
              <text:p/>
            </draw:image>
          </draw:frame>
          <draw:frame draw:z-index="40" draw:name="https://s2.coinmarketcap.com/static/img/coins/16x16/693.png" draw:style-name="gr1" draw:text-style-name="P1" svg:width="11.96pt" svg:height="11.96pt" svg:x="63.98pt" svg:y="524.78pt">
            <draw:image xlink:href="https://s2.coinmarketcap.com/static/img/coins/16x16/693.png" xlink:type="simple" xlink:show="embed" xlink:actuate="onLoad">
              <text:p/>
            </draw:image>
          </draw:frame>
          <draw:frame draw:z-index="41" draw:name="https://s2.coinmarketcap.com/static/img/coins/16x16/693.png" draw:style-name="gr1" draw:text-style-name="P1" svg:width="11.96pt" svg:height="11.96pt" svg:x="63.98pt" svg:y="537.59pt">
            <draw:image xlink:href="https://s2.coinmarketcap.com/static/img/coins/16x16/693.png" xlink:type="simple" xlink:show="embed" xlink:actuate="onLoad">
              <text:p/>
            </draw:image>
          </draw:frame>
          <draw:frame draw:z-index="42" draw:name="https://s2.coinmarketcap.com/static/img/coins/16x16/1684.png" draw:style-name="gr1" draw:text-style-name="P1" svg:width="11.96pt" svg:height="11.96pt" svg:x="63.98pt" svg:y="550.37pt">
            <draw:image xlink:href="https://s2.coinmarketcap.com/static/img/coins/16x16/1684.png" xlink:type="simple" xlink:show="embed" xlink:actuate="onLoad">
              <text:p/>
            </draw:image>
          </draw:frame>
          <draw:frame draw:z-index="43" draw:name="https://s2.coinmarketcap.com/static/img/coins/16x16/2702.png" draw:style-name="gr1" draw:text-style-name="P1" svg:width="11.96pt" svg:height="11.96pt" svg:x="63.98pt" svg:y="563.19pt">
            <draw:image xlink:href="https://s2.coinmarketcap.com/static/img/coins/16x16/2702.png" xlink:type="simple" xlink:show="embed" xlink:actuate="onLoad">
              <text:p/>
            </draw:image>
          </draw:frame>
          <draw:frame draw:z-index="44" draw:name="https://s2.coinmarketcap.com/static/img/coins/16x16/1831.png" draw:style-name="gr1" draw:text-style-name="P1" svg:width="11.96pt" svg:height="11.96pt" svg:x="63.98pt" svg:y="576pt">
            <draw:image xlink:href="https://s2.coinmarketcap.com/static/img/coins/16x16/1831.png" xlink:type="simple" xlink:show="embed" xlink:actuate="onLoad">
              <text:p/>
            </draw:image>
          </draw:frame>
          <draw:frame draw:z-index="45" draw:name="https://s2.coinmarketcap.com/static/img/coins/16x16/2702.png" draw:style-name="gr1" draw:text-style-name="P1" svg:width="11.96pt" svg:height="11.96pt" svg:x="63.98pt" svg:y="588.78pt">
            <draw:image xlink:href="https://s2.coinmarketcap.com/static/img/coins/16x16/2702.png" xlink:type="simple" xlink:show="embed" xlink:actuate="onLoad">
              <text:p/>
            </draw:image>
          </draw:frame>
          <draw:frame draw:z-index="46" draw:name="https://s2.coinmarketcap.com/static/img/coins/16x16/2631.png" draw:style-name="gr1" draw:text-style-name="P1" svg:width="11.96pt" svg:height="11.96pt" svg:x="63.98pt" svg:y="601.6pt">
            <draw:image xlink:href="https://s2.coinmarketcap.com/static/img/coins/16x16/2631.png" xlink:type="simple" xlink:show="embed" xlink:actuate="onLoad">
              <text:p/>
            </draw:image>
          </draw:frame>
          <draw:frame draw:z-index="47" draw:name="https://s2.coinmarketcap.com/static/img/coins/16x16/1720.png" draw:style-name="gr1" draw:text-style-name="P1" svg:width="11.96pt" svg:height="11.96pt" svg:x="63.98pt" svg:y="614.38pt">
            <draw:image xlink:href="https://s2.coinmarketcap.com/static/img/coins/16x16/1720.png" xlink:type="simple" xlink:show="embed" xlink:actuate="onLoad">
              <text:p/>
            </draw:image>
          </draw:frame>
          <draw:frame draw:z-index="48" draw:name="https://s2.coinmarketcap.com/static/img/coins/16x16/1703.png" draw:style-name="gr1" draw:text-style-name="P1" svg:width="11.96pt" svg:height="11.96pt" svg:x="63.98pt" svg:y="627.19pt">
            <draw:image xlink:href="https://s2.coinmarketcap.com/static/img/coins/16x16/1703.png" xlink:type="simple" xlink:show="embed" xlink:actuate="onLoad">
              <text:p/>
            </draw:image>
          </draw:frame>
          <draw:frame draw:z-index="49" draw:name="https://s2.coinmarketcap.com/static/img/coins/16x16/512.png" draw:style-name="gr1" draw:text-style-name="P1" svg:width="11.96pt" svg:height="11.96pt" svg:x="63.98pt" svg:y="639.98pt">
            <draw:image xlink:href="https://s2.coinmarketcap.com/static/img/coins/16x16/512.png" xlink:type="simple" xlink:show="embed" xlink:actuate="onLoad">
              <text:p/>
            </draw:image>
          </draw:frame>
          <draw:frame draw:z-index="50" draw:name="https://s2.coinmarketcap.com/static/img/coins/16x16/1376.png" draw:style-name="gr1" draw:text-style-name="P1" svg:width="11.96pt" svg:height="11.96pt" svg:x="63.98pt" svg:y="652.79pt">
            <draw:image xlink:href="https://s2.coinmarketcap.com/static/img/coins/16x16/1376.png" xlink:type="simple" xlink:show="embed" xlink:actuate="onLoad">
              <text:p/>
            </draw:image>
          </draw:frame>
          <draw:frame draw:z-index="51" draw:name="https://s2.coinmarketcap.com/static/img/coins/16x16/1720.png" draw:style-name="gr1" draw:text-style-name="P1" svg:width="11.96pt" svg:height="11.96pt" svg:x="63.98pt" svg:y="665.57pt">
            <draw:image xlink:href="https://s2.coinmarketcap.com/static/img/coins/16x16/1720.png" xlink:type="simple" xlink:show="embed" xlink:actuate="onLoad">
              <text:p/>
            </draw:image>
          </draw:frame>
          <draw:frame draw:z-index="52" draw:name="https://s2.coinmarketcap.com/static/img/coins/16x16/693.png" draw:style-name="gr1" draw:text-style-name="P1" svg:width="11.96pt" svg:height="11.96pt" svg:x="63.98pt" svg:y="678.39pt">
            <draw:image xlink:href="https://s2.coinmarketcap.com/static/img/coins/16x16/693.png" xlink:type="simple" xlink:show="embed" xlink:actuate="onLoad">
              <text:p/>
            </draw:image>
          </draw:frame>
          <draw:frame draw:z-index="53" draw:name="https://s2.coinmarketcap.com/static/img/coins/16x16/1684.png" draw:style-name="gr1" draw:text-style-name="P1" svg:width="11.96pt" svg:height="11.96pt" svg:x="63.98pt" svg:y="691.2pt">
            <draw:image xlink:href="https://s2.coinmarketcap.com/static/img/coins/16x16/1684.png" xlink:type="simple" xlink:show="embed" xlink:actuate="onLoad">
              <text:p/>
            </draw:image>
          </draw:frame>
          <draw:frame draw:z-index="54" draw:name="https://s2.coinmarketcap.com/static/img/coins/16x16/512.png" draw:style-name="gr1" draw:text-style-name="P1" svg:width="11.96pt" svg:height="11.96pt" svg:x="63.98pt" svg:y="703.98pt">
            <draw:image xlink:href="https://s2.coinmarketcap.com/static/img/coins/16x16/512.png" xlink:type="simple" xlink:show="embed" xlink:actuate="onLoad">
              <text:p/>
            </draw:image>
          </draw:frame>
          <draw:frame draw:z-index="55" draw:name="https://s2.coinmarketcap.com/static/img/coins/16x16/1680.png" draw:style-name="gr1" draw:text-style-name="P1" svg:width="11.96pt" svg:height="11.96pt" svg:x="63.98pt" svg:y="716.8pt">
            <draw:image xlink:href="https://s2.coinmarketcap.com/static/img/coins/16x16/1680.png" xlink:type="simple" xlink:show="embed" xlink:actuate="onLoad">
              <text:p/>
            </draw:image>
          </draw:frame>
          <draw:frame draw:z-index="56" draw:name="https://s2.coinmarketcap.com/static/img/coins/16x16/512.png" draw:style-name="gr1" draw:text-style-name="P1" svg:width="11.96pt" svg:height="11.96pt" svg:x="63.98pt" svg:y="729.58pt">
            <draw:image xlink:href="https://s2.coinmarketcap.com/static/img/coins/16x16/512.png" xlink:type="simple" xlink:show="embed" xlink:actuate="onLoad">
              <text:p/>
            </draw:image>
          </draw:frame>
          <draw:frame draw:z-index="57" draw:name="https://s2.coinmarketcap.com/static/img/coins/16x16/2528.png" draw:style-name="gr1" draw:text-style-name="P1" svg:width="11.96pt" svg:height="11.96pt" svg:x="63.98pt" svg:y="742.39pt">
            <draw:image xlink:href="https://s2.coinmarketcap.com/static/img/coins/16x16/2528.png" xlink:type="simple" xlink:show="embed" xlink:actuate="onLoad">
              <text:p/>
            </draw:image>
          </draw:frame>
          <draw:frame draw:z-index="58" draw:name="https://s2.coinmarketcap.com/static/img/coins/16x16/1684.png" draw:style-name="gr1" draw:text-style-name="P1" svg:width="11.96pt" svg:height="11.96pt" svg:x="63.98pt" svg:y="755.18pt">
            <draw:image xlink:href="https://s2.coinmarketcap.com/static/img/coins/16x16/1684.png" xlink:type="simple" xlink:show="embed" xlink:actuate="onLoad">
              <text:p/>
            </draw:image>
          </draw:frame>
          <draw:frame draw:z-index="59" draw:name="https://s2.coinmarketcap.com/static/img/coins/16x16/1376.png" draw:style-name="gr1" draw:text-style-name="P1" svg:width="11.96pt" svg:height="11.96pt" svg:x="63.98pt" svg:y="767.99pt">
            <draw:image xlink:href="https://s2.coinmarketcap.com/static/img/coins/16x16/1376.png" xlink:type="simple" xlink:show="embed" xlink:actuate="onLoad">
              <text:p/>
            </draw:image>
          </draw:frame>
          <draw:frame draw:z-index="60" draw:name="https://s2.coinmarketcap.com/static/img/coins/16x16/1703.png" draw:style-name="gr1" draw:text-style-name="P1" svg:width="11.96pt" svg:height="11.96pt" svg:x="63.98pt" svg:y="780.77pt">
            <draw:image xlink:href="https://s2.coinmarketcap.com/static/img/coins/16x16/1703.png" xlink:type="simple" xlink:show="embed" xlink:actuate="onLoad">
              <text:p/>
            </draw:image>
          </draw:frame>
          <draw:frame draw:z-index="61" draw:name="https://s2.coinmarketcap.com/static/img/coins/16x16/512.png" draw:style-name="gr1" draw:text-style-name="P1" svg:width="11.96pt" svg:height="11.96pt" svg:x="63.98pt" svg:y="793.59pt">
            <draw:image xlink:href="https://s2.coinmarketcap.com/static/img/coins/16x16/512.png" xlink:type="simple" xlink:show="embed" xlink:actuate="onLoad">
              <text:p/>
            </draw:image>
          </draw:frame>
          <draw:frame draw:z-index="62" draw:name="https://s2.coinmarketcap.com/static/img/coins/16x16/512.png" draw:style-name="gr1" draw:text-style-name="P1" svg:width="11.96pt" svg:height="11.96pt" svg:x="63.98pt" svg:y="806.4pt">
            <draw:image xlink:href="https://s2.coinmarketcap.com/static/img/coins/16x16/512.png" xlink:type="simple" xlink:show="embed" xlink:actuate="onLoad">
              <text:p/>
            </draw:image>
          </draw:frame>
          <draw:frame draw:z-index="63" draw:name="https://s2.coinmarketcap.com/static/img/coins/16x16/693.png" draw:style-name="gr1" draw:text-style-name="P1" svg:width="11.96pt" svg:height="11.96pt" svg:x="63.98pt" svg:y="819.18pt">
            <draw:image xlink:href="https://s2.coinmarketcap.com/static/img/coins/16x16/693.png" xlink:type="simple" xlink:show="embed" xlink:actuate="onLoad">
              <text:p/>
            </draw:image>
          </draw:frame>
          <draw:frame draw:z-index="64" draw:name="https://s2.coinmarketcap.com/static/img/coins/16x16/1376.png" draw:style-name="gr1" draw:text-style-name="P1" svg:width="11.96pt" svg:height="11.96pt" svg:x="63.98pt" svg:y="832pt">
            <draw:image xlink:href="https://s2.coinmarketcap.com/static/img/coins/16x16/1376.png" xlink:type="simple" xlink:show="embed" xlink:actuate="onLoad">
              <text:p/>
            </draw:image>
          </draw:frame>
          <draw:frame draw:z-index="65" draw:name="https://s2.coinmarketcap.com/static/img/coins/16x16/693.png" draw:style-name="gr1" draw:text-style-name="P1" svg:width="11.96pt" svg:height="11.96pt" svg:x="63.98pt" svg:y="844.78pt">
            <draw:image xlink:href="https://s2.coinmarketcap.com/static/img/coins/16x16/693.png" xlink:type="simple" xlink:show="embed" xlink:actuate="onLoad">
              <text:p/>
            </draw:image>
          </draw:frame>
          <draw:frame draw:z-index="66" draw:name="https://s2.coinmarketcap.com/static/img/coins/16x16/1376.png" draw:style-name="gr1" draw:text-style-name="P1" svg:width="11.96pt" svg:height="11.96pt" svg:x="63.98pt" svg:y="857.59pt">
            <draw:image xlink:href="https://s2.coinmarketcap.com/static/img/coins/16x16/1376.png" xlink:type="simple" xlink:show="embed" xlink:actuate="onLoad">
              <text:p/>
            </draw:image>
          </draw:frame>
          <draw:frame draw:z-index="67" draw:name="https://s2.coinmarketcap.com/static/img/coins/16x16/1680.png" draw:style-name="gr1" draw:text-style-name="P1" svg:width="11.96pt" svg:height="11.96pt" svg:x="63.98pt" svg:y="870.38pt">
            <draw:image xlink:href="https://s2.coinmarketcap.com/static/img/coins/16x16/1680.png" xlink:type="simple" xlink:show="embed" xlink:actuate="onLoad">
              <text:p/>
            </draw:image>
          </draw:frame>
          <draw:frame draw:z-index="68" draw:name="https://s2.coinmarketcap.com/static/img/coins/16x16/693.png" draw:style-name="gr1" draw:text-style-name="P1" svg:width="11.96pt" svg:height="11.96pt" svg:x="63.98pt" svg:y="883.19pt">
            <draw:image xlink:href="https://s2.coinmarketcap.com/static/img/coins/16x16/693.png" xlink:type="simple" xlink:show="embed" xlink:actuate="onLoad">
              <text:p/>
            </draw:image>
          </draw:frame>
          <draw:frame draw:z-index="69" draw:name="https://s2.coinmarketcap.com/static/img/coins/16x16/2608.png" draw:style-name="gr1" draw:text-style-name="P1" svg:width="11.96pt" svg:height="11.96pt" svg:x="63.98pt" svg:y="895.97pt">
            <draw:image xlink:href="https://s2.coinmarketcap.com/static/img/coins/16x16/2608.png" xlink:type="simple" xlink:show="embed" xlink:actuate="onLoad">
              <text:p/>
            </draw:image>
          </draw:frame>
          <draw:frame draw:z-index="70" draw:name="https://s2.coinmarketcap.com/static/img/coins/16x16/2608.png" draw:style-name="gr1" draw:text-style-name="P1" svg:width="11.96pt" svg:height="11.96pt" svg:x="63.98pt" svg:y="908.79pt">
            <draw:image xlink:href="https://s2.coinmarketcap.com/static/img/coins/16x16/2608.png" xlink:type="simple" xlink:show="embed" xlink:actuate="onLoad">
              <text:p/>
            </draw:image>
          </draw:frame>
          <draw:frame draw:z-index="71" draw:name="https://s2.coinmarketcap.com/static/img/coins/16x16/2528.png" draw:style-name="gr1" draw:text-style-name="P1" svg:width="11.96pt" svg:height="11.96pt" svg:x="63.98pt" svg:y="921.6pt">
            <draw:image xlink:href="https://s2.coinmarketcap.com/static/img/coins/16x16/2528.png" xlink:type="simple" xlink:show="embed" xlink:actuate="onLoad">
              <text:p/>
            </draw:image>
          </draw:frame>
          <draw:frame draw:z-index="72" draw:name="https://s2.coinmarketcap.com/static/img/coins/16x16/1772.png" draw:style-name="gr1" draw:text-style-name="P1" svg:width="11.96pt" svg:height="11.96pt" svg:x="63.98pt" svg:y="934.38pt">
            <draw:image xlink:href="https://s2.coinmarketcap.com/static/img/coins/16x16/1772.png" xlink:type="simple" xlink:show="embed" xlink:actuate="onLoad">
              <text:p/>
            </draw:image>
          </draw:frame>
          <draw:frame draw:z-index="73" draw:name="https://s2.coinmarketcap.com/static/img/coins/16x16/1772.png" draw:style-name="gr1" draw:text-style-name="P1" svg:width="11.96pt" svg:height="11.96pt" svg:x="63.98pt" svg:y="947.2pt">
            <draw:image xlink:href="https://s2.coinmarketcap.com/static/img/coins/16x16/1772.png" xlink:type="simple" xlink:show="embed" xlink:actuate="onLoad">
              <text:p/>
            </draw:image>
          </draw:frame>
          <draw:frame draw:z-index="74" draw:name="https://s2.coinmarketcap.com/static/img/coins/16x16/1680.png" draw:style-name="gr1" draw:text-style-name="P1" svg:width="11.96pt" svg:height="11.96pt" svg:x="63.98pt" svg:y="959.98pt">
            <draw:image xlink:href="https://s2.coinmarketcap.com/static/img/coins/16x16/1680.png" xlink:type="simple" xlink:show="embed" xlink:actuate="onLoad">
              <text:p/>
            </draw:image>
          </draw:frame>
          <draw:frame draw:z-index="75" draw:name="https://s2.coinmarketcap.com/static/img/coins/16x16/1772.png" draw:style-name="gr1" draw:text-style-name="P1" svg:width="11.96pt" svg:height="11.96pt" svg:x="63.98pt" svg:y="972.79pt">
            <draw:image xlink:href="https://s2.coinmarketcap.com/static/img/coins/16x16/1772.png" xlink:type="simple" xlink:show="embed" xlink:actuate="onLoad">
              <text:p/>
            </draw:image>
          </draw:frame>
          <draw:frame draw:z-index="76" draw:name="https://s2.coinmarketcap.com/static/img/coins/16x16/2608.png" draw:style-name="gr1" draw:text-style-name="P1" svg:width="11.96pt" svg:height="11.96pt" svg:x="63.98pt" svg:y="985.58pt">
            <draw:image xlink:href="https://s2.coinmarketcap.com/static/img/coins/16x16/2608.png" xlink:type="simple" xlink:show="embed" xlink:actuate="onLoad">
              <text:p/>
            </draw:image>
          </draw:frame>
          <draw:frame draw:z-index="77" draw:name="https://s2.coinmarketcap.com/static/img/coins/16x16/2528.png" draw:style-name="gr1" draw:text-style-name="P1" svg:width="11.96pt" svg:height="11.96pt" svg:x="63.98pt" svg:y="998.39pt">
            <draw:image xlink:href="https://s2.coinmarketcap.com/static/img/coins/16x16/2528.png" xlink:type="simple" xlink:show="embed" xlink:actuate="onLoad">
              <text:p/>
            </draw:image>
          </draw:frame>
          <draw:frame draw:z-index="78" draw:name="https://s2.coinmarketcap.com/static/img/coins/16x16/512.png" draw:style-name="gr1" draw:text-style-name="P1" svg:width="11.96pt" svg:height="11.96pt" svg:x="63.98pt" svg:y="1011.17pt">
            <draw:image xlink:href="https://s2.coinmarketcap.com/static/img/coins/16x16/512.png" xlink:type="simple" xlink:show="embed" xlink:actuate="onLoad">
              <text:p/>
            </draw:image>
          </draw:frame>
        </table:shapes>
        <table:table-column table:style-name="co3" table:default-cell-style-name="ce2"/>
        <table:table-column table:style-name="co2" table:number-columns-repeated="2" table:default-cell-style-name="ce2"/>
        <table:table-column table:style-name="co2" table:number-columns-repeated="3" table:default-cell-style-name="ce3"/>
        <table:table-column table:style-name="co2" table:default-cell-style-name="ce2"/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OS</text:p>
          </table:table-cell>
          <table:table-cell table:style-name="Default" office:value-type="string" calcext:value-type="string">
            <text:p>EOS/USD</text:p>
          </table:table-cell>
          <table:table-cell table:style-name="ce7" office:value-type="currency" office:currency="USD" office:value="104543000" calcext:value-type="currency">
            <text:p>$104,543,000.00</text:p>
          </table:table-cell>
          <table:table-cell table:style-name="ce7" office:value-type="currency" office:currency="USD" office:value="14.34" calcext:value-type="currency">
            <text:p>$14.34</text:p>
          </table:table-cell>
          <table:table-cell table:style-name="ce8" office:value-type="percentage" office:value="0.3975" calcext:value-type="percentage">
            <text:p>39.75%</text:p>
          </table:table-cell>
          <table:table-cell table:style-name="Default" office:value-type="string" calcext:value-type="string">
            <text:p>Recent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BTC/USD</text:p>
          </table:table-cell>
          <table:table-cell office:value-type="string" calcext:value-type="string">
            <text:p>$40,657,100</text:p>
          </table:table-cell>
          <table:table-cell office:value-type="string" calcext:value-type="string">
            <text:p>$7,607.90</text:p>
          </table:table-cell>
          <table:table-cell office:value-type="string" calcext:value-type="string">
            <text:p>15.46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ETH/USD</text:p>
          </table:table-cell>
          <table:table-cell office:value-type="string" calcext:value-type="string">
            <text:p>$33,190,000</text:p>
          </table:table-cell>
          <table:table-cell office:value-type="string" calcext:value-type="string">
            <text:p>$599.58</text:p>
          </table:table-cell>
          <table:table-cell office:value-type="string" calcext:value-type="string">
            <text:p>12.6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tcoin Cash</text:p>
          </table:table-cell>
          <table:table-cell office:value-type="string" calcext:value-type="string">
            <text:p>BCH/USD</text:p>
          </table:table-cell>
          <table:table-cell office:value-type="string" calcext:value-type="string">
            <text:p>$19,857,900</text:p>
          </table:table-cell>
          <table:table-cell office:value-type="string" calcext:value-type="string">
            <text:p>$1,103.10</text:p>
          </table:table-cell>
          <table:table-cell office:value-type="string" calcext:value-type="string">
            <text:p>7.55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EOS/BTC</text:p>
          </table:table-cell>
          <table:table-cell office:value-type="string" calcext:value-type="string">
            <text:p>$13,227,600</text:p>
          </table:table-cell>
          <table:table-cell office:value-type="string" calcext:value-type="string">
            <text:p>$14.39</text:p>
          </table:table-cell>
          <table:table-cell office:value-type="string" calcext:value-type="string">
            <text:p>5.03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MIOTA/USD</text:p>
          </table:table-cell>
          <table:table-cell office:value-type="string" calcext:value-type="string">
            <text:p>$9,639,390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3.67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pple</text:p>
          </table:table-cell>
          <table:table-cell office:value-type="string" calcext:value-type="string">
            <text:p>XRP/USD</text:p>
          </table:table-cell>
          <table:table-cell office:value-type="string" calcext:value-type="string">
            <text:p>$7,351,980</text:p>
          </table:table-cell>
          <table:table-cell office:value-type="string" calcext:value-type="string">
            <text:p>$0.665710</text:p>
          </table:table-cell>
          <table:table-cell office:value-type="string" calcext:value-type="string">
            <text:p>2.8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tecoin</text:p>
          </table:table-cell>
          <table:table-cell office:value-type="string" calcext:value-type="string">
            <text:p>LTC/USD</text:p>
          </table:table-cell>
          <table:table-cell office:value-type="string" calcext:value-type="string">
            <text:p>$3,532,660</text:p>
          </table:table-cell>
          <table:table-cell office:value-type="string" calcext:value-type="string">
            <text:p>$119.06</text:p>
          </table:table-cell>
          <table:table-cell office:value-type="string" calcext:value-type="string">
            <text:p>1.34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tcoin Cash</text:p>
          </table:table-cell>
          <table:table-cell office:value-type="string" calcext:value-type="string">
            <text:p>BCH/BTC</text:p>
          </table:table-cell>
          <table:table-cell office:value-type="string" calcext:value-type="string">
            <text:p>$3,343,010</text:p>
          </table:table-cell>
          <table:table-cell office:value-type="string" calcext:value-type="string">
            <text:p>$1,104.25</text:p>
          </table:table-cell>
          <table:table-cell office:value-type="string" calcext:value-type="string">
            <text:p>1.27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BTC/EUR</text:p>
          </table:table-cell>
          <table:table-cell office:value-type="string" calcext:value-type="string">
            <text:p>$2,729,000</text:p>
          </table:table-cell>
          <table:table-cell office:value-type="string" calcext:value-type="string">
            <text:p>$7,611.83</text:p>
          </table:table-cell>
          <table:table-cell office:value-type="string" calcext:value-type="string">
            <text:p>1.04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ETH/BTC</text:p>
          </table:table-cell>
          <table:table-cell office:value-type="string" calcext:value-type="string">
            <text:p>$2,485,980</text:p>
          </table:table-cell>
          <table:table-cell office:value-type="string" calcext:value-type="string">
            <text:p>$600.49</text:p>
          </table:table-cell>
          <table:table-cell office:value-type="string" calcext:value-type="string">
            <text:p>0.95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thereum Classic</text:p>
          </table:table-cell>
          <table:table-cell office:value-type="string" calcext:value-type="string">
            <text:p>ETC/USD</text:p>
          </table:table-cell>
          <table:table-cell office:value-type="string" calcext:value-type="string">
            <text:p>$2,316,570</text:p>
          </table:table-cell>
          <table:table-cell office:value-type="string" calcext:value-type="string">
            <text:p>$15.12</text:p>
          </table:table-cell>
          <table:table-cell office:value-type="string" calcext:value-type="string">
            <text:p>0.88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cash</text:p>
          </table:table-cell>
          <table:table-cell office:value-type="string" calcext:value-type="string">
            <text:p>ZEC/USD</text:p>
          </table:table-cell>
          <table:table-cell office:value-type="string" calcext:value-type="string">
            <text:p>$1,780,900</text:p>
          </table:table-cell>
          <table:table-cell office:value-type="string" calcext:value-type="string">
            <text:p>$233.36</text:p>
          </table:table-cell>
          <table:table-cell office:value-type="string" calcext:value-type="string">
            <text:p>0.68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MIOTA/BTC</text:p>
          </table:table-cell>
          <table:table-cell office:value-type="string" calcext:value-type="string">
            <text:p>$1,765,13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0.67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EOS/ETH</text:p>
          </table:table-cell>
          <table:table-cell office:value-type="string" calcext:value-type="string">
            <text:p>$1,413,980</text:p>
          </table:table-cell>
          <table:table-cell office:value-type="string" calcext:value-type="string">
            <text:p>$14.34</text:p>
          </table:table-cell>
          <table:table-cell office:value-type="string" calcext:value-type="string">
            <text:p>0.54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thereum Classic</text:p>
          </table:table-cell>
          <table:table-cell office:value-type="string" calcext:value-type="string">
            <text:p>ETC/BTC</text:p>
          </table:table-cell>
          <table:table-cell office:value-type="string" calcext:value-type="string">
            <text:p>$1,387,920</text:p>
          </table:table-cell>
          <table:table-cell office:value-type="string" calcext:value-type="string">
            <text:p>$15.15</text:p>
          </table:table-cell>
          <table:table-cell office:value-type="string" calcext:value-type="string">
            <text:p>0.53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NEO/USD</text:p>
          </table:table-cell>
          <table:table-cell office:value-type="string" calcext:value-type="string">
            <text:p>$1,300,920</text:p>
          </table:table-cell>
          <table:table-cell office:value-type="string" calcext:value-type="string">
            <text:p>$51.85</text:p>
          </table:table-cell>
          <table:table-cell office:value-type="string" calcext:value-type="string">
            <text:p>0.49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ipple</text:p>
          </table:table-cell>
          <table:table-cell office:value-type="string" calcext:value-type="string">
            <text:p>XRP/BTC</text:p>
          </table:table-cell>
          <table:table-cell office:value-type="string" calcext:value-type="string">
            <text:p>$1,298,710</text:p>
          </table:table-cell>
          <table:table-cell office:value-type="string" calcext:value-type="string">
            <text:p>$0.666347</text:p>
          </table:table-cell>
          <table:table-cell office:value-type="string" calcext:value-type="string">
            <text:p>0.49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EOS/GBP</text:p>
          </table:table-cell>
          <table:table-cell office:value-type="string" calcext:value-type="string">
            <text:p>$1,191,450</text:p>
          </table:table-cell>
          <table:table-cell office:value-type="string" calcext:value-type="string">
            <text:p>$14.29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nero</text:p>
          </table:table-cell>
          <table:table-cell office:value-type="string" calcext:value-type="string">
            <text:p>XMR/USD</text:p>
          </table:table-cell>
          <table:table-cell office:value-type="string" calcext:value-type="string">
            <text:p>$1,120,400</text:p>
          </table:table-cell>
          <table:table-cell office:value-type="string" calcext:value-type="string">
            <text:p>$156.99</text:p>
          </table:table-cell>
          <table:table-cell office:value-type="string" calcext:value-type="string">
            <text:p>0.43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EOS/EUR</text:p>
          </table:table-cell>
          <table:table-cell office:value-type="string" calcext:value-type="string">
            <text:p>$989,239</text:p>
          </table:table-cell>
          <table:table-cell office:value-type="string" calcext:value-type="string">
            <text:p>$14.31</text:p>
          </table:table-cell>
          <table:table-cell office:value-type="string" calcext:value-type="string">
            <text:p>0.38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DASH/BTC</text:p>
          </table:table-cell>
          <table:table-cell office:value-type="string" calcext:value-type="string">
            <text:p>$950,747</text:p>
          </table:table-cell>
          <table:table-cell office:value-type="string" calcext:value-type="string">
            <text:p>$301.48</text:p>
          </table:table-cell>
          <table:table-cell office:value-type="string" calcext:value-type="string">
            <text:p>0.36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EOS/JPY</text:p>
          </table:table-cell>
          <table:table-cell office:value-type="string" calcext:value-type="string">
            <text:p>$941,533</text:p>
          </table:table-cell>
          <table:table-cell office:value-type="string" calcext:value-type="string">
            <text:p>$14.24</text:p>
          </table:table-cell>
          <table:table-cell office:value-type="string" calcext:value-type="string">
            <text:p>0.36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DASH/USD</text:p>
          </table:table-cell>
          <table:table-cell office:value-type="string" calcext:value-type="string">
            <text:p>$851,370</text:p>
          </table:table-cell>
          <table:table-cell office:value-type="string" calcext:value-type="string">
            <text:p>$301.15</text:p>
          </table:table-cell>
          <table:table-cell office:value-type="string" calcext:value-type="string">
            <text:p>0.3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tecoin</text:p>
          </table:table-cell>
          <table:table-cell office:value-type="string" calcext:value-type="string">
            <text:p>LTC/BTC</text:p>
          </table:table-cell>
          <table:table-cell office:value-type="string" calcext:value-type="string">
            <text:p>$565,117</text:p>
          </table:table-cell>
          <table:table-cell office:value-type="string" calcext:value-type="string">
            <text:p>$119.21</text:p>
          </table:table-cell>
          <table:table-cell office:value-type="string" calcext:value-type="string">
            <text:p>0.2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BTC/GBP</text:p>
          </table:table-cell>
          <table:table-cell office:value-type="string" calcext:value-type="string">
            <text:p>$549,708</text:p>
          </table:table-cell>
          <table:table-cell office:value-type="string" calcext:value-type="string">
            <text:p>$7,598.27</text:p>
          </table:table-cell>
          <table:table-cell office:value-type="string" calcext:value-type="string">
            <text:p>0.2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tcoin Gold</text:p>
          </table:table-cell>
          <table:table-cell office:value-type="string" calcext:value-type="string">
            <text:p>BTG/USD</text:p>
          </table:table-cell>
          <table:table-cell office:value-type="string" calcext:value-type="string">
            <text:p>$470,984</text:p>
          </table:table-cell>
          <table:table-cell office:value-type="string" calcext:value-type="string">
            <text:p>$43.78</text:p>
          </table:table-cell>
          <table:table-cell office:value-type="string" calcext:value-type="string">
            <text:p>0.18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MIOTA/EUR</text:p>
          </table:table-cell>
          <table:table-cell office:value-type="string" calcext:value-type="string">
            <text:p>$425,379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0.16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ero</text:p>
          </table:table-cell>
          <table:table-cell office:value-type="string" calcext:value-type="string">
            <text:p>XMR/BTC</text:p>
          </table:table-cell>
          <table:table-cell office:value-type="string" calcext:value-type="string">
            <text:p>$377,058</text:p>
          </table:table-cell>
          <table:table-cell office:value-type="string" calcext:value-type="string">
            <text:p>$157.37</text:p>
          </table:table-cell>
          <table:table-cell office:value-type="string" calcext:value-type="string">
            <text:p>0.14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BTC/JPY</text:p>
          </table:table-cell>
          <table:table-cell office:value-type="string" calcext:value-type="string">
            <text:p>$369,882</text:p>
          </table:table-cell>
          <table:table-cell office:value-type="string" calcext:value-type="string">
            <text:p>$7,595.04</text:p>
          </table:table-cell>
          <table:table-cell office:value-type="string" calcext:value-type="string">
            <text:p>0.14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Zcash</text:p>
          </table:table-cell>
          <table:table-cell office:value-type="string" calcext:value-type="string">
            <text:p>ZEC/BTC</text:p>
          </table:table-cell>
          <table:table-cell office:value-type="string" calcext:value-type="string">
            <text:p>$337,562</text:p>
          </table:table-cell>
          <table:table-cell office:value-type="string" calcext:value-type="string">
            <text:p>$233.55</text:p>
          </table:table-cell>
          <table:table-cell office:value-type="string" calcext:value-type="string">
            <text:p>0.13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ETH/EUR</text:p>
          </table:table-cell>
          <table:table-cell office:value-type="string" calcext:value-type="string">
            <text:p>$281,300</text:p>
          </table:table-cell>
          <table:table-cell office:value-type="string" calcext:value-type="string">
            <text:p>$599.73</text:p>
          </table:table-cell>
          <table:table-cell office:value-type="string" calcext:value-type="string">
            <text:p>0.1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ETH/GBP</text:p>
          </table:table-cell>
          <table:table-cell office:value-type="string" calcext:value-type="string">
            <text:p>$269,942</text:p>
          </table:table-cell>
          <table:table-cell office:value-type="string" calcext:value-type="string">
            <text:p>$600.34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DEM</text:p>
          </table:table-cell>
          <table:table-cell office:value-type="string" calcext:value-type="string">
            <text:p>ODE/USD</text:p>
          </table:table-cell>
          <table:table-cell office:value-type="string" calcext:value-type="string">
            <text:p>$249,906</text:p>
          </table:table-cell>
          <table:table-cell office:value-type="string" calcext:value-type="string">
            <text:p>$0.240020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NEO/BTC</text:p>
          </table:table-cell>
          <table:table-cell office:value-type="string" calcext:value-type="string">
            <text:p>$223,820</text:p>
          </table:table-cell>
          <table:table-cell office:value-type="string" calcext:value-type="string">
            <text:p>$51.89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MIOTA/ETH</text:p>
          </table:table-cell>
          <table:table-cell office:value-type="string" calcext:value-type="string">
            <text:p>$151,57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itcoin Gold</text:p>
          </table:table-cell>
          <table:table-cell office:value-type="string" calcext:value-type="string">
            <text:p>BTG/BTC</text:p>
          </table:table-cell>
          <table:table-cell office:value-type="string" calcext:value-type="string">
            <text:p>$123,447</text:p>
          </table:table-cell>
          <table:table-cell office:value-type="string" calcext:value-type="string">
            <text:p>$43.77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ETH/JPY</text:p>
          </table:table-cell>
          <table:table-cell office:value-type="string" calcext:value-type="string">
            <text:p>$96,222</text:p>
          </table:table-cell>
          <table:table-cell office:value-type="string" calcext:value-type="string">
            <text:p>$602.66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taverse ETP</text:p>
          </table:table-cell>
          <table:table-cell office:value-type="string" calcext:value-type="string">
            <text:p>ETP/USD</text:p>
          </table:table-cell>
          <table:table-cell office:value-type="string" calcext:value-type="string">
            <text:p>$76,990</text:p>
          </table:table-cell>
          <table:table-cell office:value-type="string" calcext:value-type="string">
            <text:p>$0.849050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DEM</text:p>
          </table:table-cell>
          <table:table-cell office:value-type="string" calcext:value-type="string">
            <text:p>ODE/ETH</text:p>
          </table:table-cell>
          <table:table-cell office:value-type="string" calcext:value-type="string">
            <text:p>$67,092</text:p>
          </table:table-cell>
          <table:table-cell office:value-type="string" calcext:value-type="string">
            <text:p>$0.358867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XVG/USD</text:p>
          </table:table-cell>
          <table:table-cell office:value-type="string" calcext:value-type="string">
            <text:p>$58,916</text:p>
          </table:table-cell>
          <table:table-cell office:value-type="string" calcext:value-type="string">
            <text:p>$0.038145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XVG/BTC</text:p>
          </table:table-cell>
          <table:table-cell office:value-type="string" calcext:value-type="string">
            <text:p>$58,319</text:p>
          </table:table-cell>
          <table:table-cell office:value-type="string" calcext:value-type="string">
            <text:p>$0.038099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QTUM/USD</text:p>
          </table:table-cell>
          <table:table-cell office:value-type="string" calcext:value-type="string">
            <text:p>$57,873</text:p>
          </table:table-cell>
          <table:table-cell office:value-type="string" calcext:value-type="string">
            <text:p>$13.18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tcoin Interest</text:p>
          </table:table-cell>
          <table:table-cell office:value-type="string" calcext:value-type="string">
            <text:p>BCI/USD</text:p>
          </table:table-cell>
          <table:table-cell office:value-type="string" calcext:value-type="string">
            <text:p>$51,694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itcoin Cash</text:p>
          </table:table-cell>
          <table:table-cell office:value-type="string" calcext:value-type="string">
            <text:p>BCH/ETH</text:p>
          </table:table-cell>
          <table:table-cell office:value-type="string" calcext:value-type="string">
            <text:p>$50,210</text:p>
          </table:table-cell>
          <table:table-cell office:value-type="string" calcext:value-type="string">
            <text:p>$1,104.40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itcoin Interest</text:p>
          </table:table-cell>
          <table:table-cell office:value-type="string" calcext:value-type="string">
            <text:p>BCI/BTC</text:p>
          </table:table-cell>
          <table:table-cell office:value-type="string" calcext:value-type="string">
            <text:p>$37,618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DEM</text:p>
          </table:table-cell>
          <table:table-cell office:value-type="string" calcext:value-type="string">
            <text:p>ODE/BTC</text:p>
          </table:table-cell>
          <table:table-cell office:value-type="string" calcext:value-type="string">
            <text:p>$34,989</text:p>
          </table:table-cell>
          <table:table-cell office:value-type="string" calcext:value-type="string">
            <text:p>$0.232936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MIOTA/JPY</text:p>
          </table:table-cell>
          <table:table-cell office:value-type="string" calcext:value-type="string">
            <text:p>$33,87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etaverse ETP</text:p>
          </table:table-cell>
          <table:table-cell office:value-type="string" calcext:value-type="string">
            <text:p>ETP/BTC</text:p>
          </table:table-cell>
          <table:table-cell office:value-type="string" calcext:value-type="string">
            <text:p>$25,046</text:p>
          </table:table-cell>
          <table:table-cell office:value-type="string" calcext:value-type="string">
            <text:p>$0.868651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XLM/USD</text:p>
          </table:table-cell>
          <table:table-cell office:value-type="string" calcext:value-type="string">
            <text:p>$22,801</text:p>
          </table:table-cell>
          <table:table-cell office:value-type="string" calcext:value-type="string">
            <text:p>$0.281500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NEO/ETH</text:p>
          </table:table-cell>
          <table:table-cell office:value-type="string" calcext:value-type="string">
            <text:p>$14,215</text:p>
          </table:table-cell>
          <table:table-cell office:value-type="string" calcext:value-type="string">
            <text:p>$51.88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MIOTA/GBP</text:p>
          </table:table-cell>
          <table:table-cell office:value-type="string" calcext:value-type="string">
            <text:p>$11,214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XVG/EUR</text:p>
          </table:table-cell>
          <table:table-cell office:value-type="string" calcext:value-type="string">
            <text:p>$5,110</text:p>
          </table:table-cell>
          <table:table-cell office:value-type="string" calcext:value-type="string">
            <text:p>$0.038164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QTUM/BTC</text:p>
          </table:table-cell>
          <table:table-cell office:value-type="string" calcext:value-type="string">
            <text:p>$4,012</text:p>
          </table:table-cell>
          <table:table-cell office:value-type="string" calcext:value-type="string">
            <text:p>$13.23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XLM/BTC</text:p>
          </table:table-cell>
          <table:table-cell office:value-type="string" calcext:value-type="string">
            <text:p>$3,355</text:p>
          </table:table-cell>
          <table:table-cell office:value-type="string" calcext:value-type="string">
            <text:p>$0.28353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ANT/USD</text:p>
          </table:table-cell>
          <table:table-cell office:value-type="string" calcext:value-type="string">
            <text:p>$2,524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XLM/EUR</text:p>
          </table:table-cell>
          <table:table-cell office:value-type="string" calcext:value-type="string">
            <text:p>$2,269</text:p>
          </table:table-cell>
          <table:table-cell office:value-type="string" calcext:value-type="string">
            <text:p>$0.283366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ther</text:p>
          </table:table-cell>
          <table:table-cell office:value-type="string" calcext:value-type="string">
            <text:p>DTH/USD</text:p>
          </table:table-cell>
          <table:table-cell office:value-type="string" calcext:value-type="string">
            <text:p>$2,149</text:p>
          </table:table-cell>
          <table:table-cell office:value-type="string" calcext:value-type="string">
            <text:p>$0.058267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QTUM/ETH</text:p>
          </table:table-cell>
          <table:table-cell office:value-type="string" calcext:value-type="string">
            <text:p>$1,765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NEO/JPY</text:p>
          </table:table-cell>
          <table:table-cell office:value-type="string" calcext:value-type="string">
            <text:p>$1,622</text:p>
          </table:table-cell>
          <table:table-cell office:value-type="string" calcext:value-type="string">
            <text:p>$52.19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etaverse ETP</text:p>
          </table:table-cell>
          <table:table-cell office:value-type="string" calcext:value-type="string">
            <text:p>ETP/ETH</text:p>
          </table:table-cell>
          <table:table-cell office:value-type="string" calcext:value-type="string">
            <text:p>$1,506</text:p>
          </table:table-cell>
          <table:table-cell office:value-type="string" calcext:value-type="string">
            <text:p>$0.848339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XLM/ETH</text:p>
          </table:table-cell>
          <table:table-cell office:value-type="string" calcext:value-type="string">
            <text:p>$1,257</text:p>
          </table:table-cell>
          <table:table-cell office:value-type="string" calcext:value-type="string">
            <text:p>$0.28278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XLM/GBP</text:p>
          </table:table-cell>
          <table:table-cell office:value-type="string" calcext:value-type="string">
            <text:p>$1,212</text:p>
          </table:table-cell>
          <table:table-cell office:value-type="string" calcext:value-type="string">
            <text:p>$0.282785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XVG/JPY</text:p>
          </table:table-cell>
          <table:table-cell office:value-type="string" calcext:value-type="string">
            <text:p>$1,137</text:p>
          </table:table-cell>
          <table:table-cell office:value-type="string" calcext:value-type="string">
            <text:p>$0.03819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NEO/GBP</text:p>
          </table:table-cell>
          <table:table-cell office:value-type="string" calcext:value-type="string">
            <text:p>$1,128</text:p>
          </table:table-cell>
          <table:table-cell office:value-type="string" calcext:value-type="string">
            <text:p>$51.84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XVG/ETH</text:p>
          </table:table-cell>
          <table:table-cell office:value-type="string" calcext:value-type="string">
            <text:p>$837</text:p>
          </table:table-cell>
          <table:table-cell office:value-type="string" calcext:value-type="string">
            <text:p>$0.03778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NEO/EUR</text:p>
          </table:table-cell>
          <table:table-cell office:value-type="string" calcext:value-type="string">
            <text:p>$568</text:p>
          </table:table-cell>
          <table:table-cell office:value-type="string" calcext:value-type="string">
            <text:p>$51.84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ANT/BTC</text:p>
          </table:table-cell>
          <table:table-cell office:value-type="string" calcext:value-type="string">
            <text:p>$484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XVG/GBP</text:p>
          </table:table-cell>
          <table:table-cell office:value-type="string" calcext:value-type="string">
            <text:p>$466</text:p>
          </table:table-cell>
          <table:table-cell office:value-type="string" calcext:value-type="string">
            <text:p>$0.038166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thril</text:p>
          </table:table-cell>
          <table:table-cell office:value-type="string" calcext:value-type="string">
            <text:p>MIT/USD</text:p>
          </table:table-cell>
          <table:table-cell office:value-type="string" calcext:value-type="string">
            <text:p>$390</text:p>
          </table:table-cell>
          <table:table-cell office:value-type="string" calcext:value-type="string">
            <text:p>$0.54300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ithril</text:p>
          </table:table-cell>
          <table:table-cell office:value-type="string" calcext:value-type="string">
            <text:p>MIT/BTC</text:p>
          </table:table-cell>
          <table:table-cell office:value-type="string" calcext:value-type="string">
            <text:p>$344</text:p>
          </table:table-cell>
          <table:table-cell office:value-type="string" calcext:value-type="string">
            <text:p>$0.54786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ther</text:p>
          </table:table-cell>
          <table:table-cell office:value-type="string" calcext:value-type="string">
            <text:p>DTH/ETH</text:p>
          </table:table-cell>
          <table:table-cell office:value-type="string" calcext:value-type="string">
            <text:p>$330</text:p>
          </table:table-cell>
          <table:table-cell office:value-type="string" calcext:value-type="string">
            <text:p>$0.060852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STJ/USD</text:p>
          </table:table-cell>
          <table:table-cell office:value-type="string" calcext:value-type="string">
            <text:p>$308</text:p>
          </table:table-cell>
          <table:table-cell office:value-type="string" calcext:value-type="string">
            <text:p>$0.77100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STJ/ETH</text:p>
          </table:table-cell>
          <table:table-cell office:value-type="string" calcext:value-type="string">
            <text:p>$173</text:p>
          </table:table-cell>
          <table:table-cell office:value-type="string" calcext:value-type="string">
            <text:p>$0.690953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ANT/ETH</text:p>
          </table:table-cell>
          <table:table-cell office:value-type="string" calcext:value-type="string">
            <text:p>$90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STJ/BTC</text:p>
          </table:table-cell>
          <table:table-cell office:value-type="string" calcext:value-type="string">
            <text:p>$70</text:p>
          </table:table-cell>
          <table:table-cell office:value-type="string" calcext:value-type="string">
            <text:p>$0.724485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ithril</text:p>
          </table:table-cell>
          <table:table-cell office:value-type="string" calcext:value-type="string">
            <text:p>MIT/ETH</text:p>
          </table:table-cell>
          <table:table-cell office:value-type="string" calcext:value-type="string">
            <text:p>$66</text:p>
          </table:table-cell>
          <table:table-cell office:value-type="string" calcext:value-type="string">
            <text:p>$0.563163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ther</text:p>
          </table:table-cell>
          <table:table-cell office:value-type="string" calcext:value-type="string">
            <text:p>DTH/BTC</text:p>
          </table:table-cell>
          <table:table-cell office:value-type="string" calcext:value-type="string">
            <text:p>$46</text:p>
          </table:table-cell>
          <table:table-cell office:value-type="string" calcext:value-type="string">
            <text:p>$0.059739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XLM/JPY</text:p>
          </table:table-cell>
          <table:table-cell office:value-type="string" calcext:value-type="string">
            <text:p>$12</text:p>
          </table:table-cell>
          <table:table-cell office:value-type="string" calcext:value-type="string">
            <text:p>$0.28851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coinmarketcap.com/currencies/stellar/" xlink:type="simple">Stellar</text:a></text:p>
          </table:table-cell>
          <table:table-cell office:value-type="string" calcext:value-type="string">
            <text:p><text:a xlink:href="https://www.bitfinex.com/t/XLM:JPY" xlink:type="simple">XLM/JPY</text:a></text:p>
          </table:table-cell>
          <table:table-cell office:value-type="string" calcext:value-type="string">
            <text:p>$12</text:p>
          </table:table-cell>
          <table:table-cell office:value-type="string" calcext:value-type="string">
            <text:p>$0.28851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01:51:52.222924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1:49:40.835548503</meta:creation-date>
    <meta:editing-duration>PT39S</meta:editing-duration>
    <meta:editing-cycles>3</meta:editing-cycles>
    <meta:generator>LibreOffice/6.0.3.2$Linux_X86_64 LibreOffice_project/00m0$Build-2</meta:generator>
    <dc:date>2018-06-17T02:12:47.997853232</dc:date>
    <meta:document-statistic meta:table-count="2" meta:cell-count="1112" meta:object-count="79"/>
  </office:meta>
</office:document-meta>
</file>